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number-columns-repeated="8" table:default-cell-style-name="Default"/>
        <table:table-column table:style-name="co5" table:default-cell-style-name="ce19"/>
        <table:table-column table:style-name="co5" table:number-columns-repeated="4" table:default-cell-style-name="Default"/>
        <table:table-column table:style-name="co3" table:number-columns-repeated="4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8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/>
          <table:table-cell office:value-type="string" calcext:value-type="string">
            <text:p>Contamination = [0.001, 0.01, 0.04, 0.05, 0.1, 0.2]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57" calcext:value-type="percentage">
            <text:p>97.57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104" calcext:value-type="percentage">
            <text:p>61.04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696" calcext:value-type="percentage">
            <text:p>56.96%</text:p>
          </table:table-cell>
          <table:table-cell office:value-type="percentage" office:value="0.4354" calcext:value-type="percentage">
            <text:p>43.5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0]" office:value-type="percentage" office:value="0.9445" calcext:value-type="percentage">
            <text:p>94.45%</text:p>
          </table:table-cell>
          <table:table-cell table:style-name="ce20" table:formula="of:=[.D10]" office:value-type="percentage" office:value="0.7099" calcext:value-type="percentage">
            <text:p>70.99%</text:p>
          </table:table-cell>
          <table:table-cell table:style-name="ce20" table:formula="of:=[.E10]" office:value-type="percentage" office:value="0.5687" calcext:value-type="percentage">
            <text:p>56.87%</text:p>
          </table:table-cell>
          <table:table-cell table:style-name="ce20" table:formula="of:=[.C28]" office:value-type="percentage" office:value="0.883" calcext:value-type="percentage">
            <text:p>88.30%</text:p>
          </table:table-cell>
          <table:table-cell table:style-name="ce20" table:formula="of:=[.D28]" office:value-type="percentage" office:value="0.7684" calcext:value-type="percentage">
            <text:p>76.84%</text:p>
          </table:table-cell>
          <table:table-cell table:style-name="ce20" table:formula="of:=[.E28]" office:value-type="percentage" office:value="0.7513" calcext:value-type="percentage">
            <text:p>75.13%</text:p>
          </table:table-cell>
          <table:table-cell table:style-name="ce20" table:formula="of:=[.C46]" office:value-type="percentage" office:value="0.9873" calcext:value-type="percentage">
            <text:p>98.73%</text:p>
          </table:table-cell>
          <table:table-cell table:style-name="ce20" table:formula="of:=[.D46]" office:value-type="percentage" office:value="0.908" calcext:value-type="percentage">
            <text:p>90.80%</text:p>
          </table:table-cell>
          <table:table-cell table:style-name="ce20" table:formula="of:=[.E46]" office:value-type="percentage" office:value="0.7183" calcext:value-type="percentage">
            <text:p>71.83%</text:p>
          </table:table-cell>
          <table:table-cell table:style-name="ce20" table:formula="of:=[.C64]" office:value-type="percentage" office:value="0.7992" calcext:value-type="percentage">
            <text:p>79.92%</text:p>
          </table:table-cell>
          <table:table-cell table:style-name="ce14" table:formula="of:=[.D64]" office:value-type="percentage" office:value="0.5103" calcext:value-type="percentage">
            <text:p>51.03%</text:p>
          </table:table-cell>
          <table:table-cell table:style-name="ce14" table:formula="of:=[.E64]" office:value-type="percentage" office:value="0.1204" calcext:value-type="percentage">
            <text:p>12.04%</text:p>
          </table:table-cell>
          <table:table-cell table:style-name="ce35" table:formula="of:=AVERAGE([.Z10];[.AC10];[.AF10];[.AI10])" office:value-type="percentage" office:value="0.72415" calcext:value-type="percentage">
            <text:p>72.42%</text:p>
          </table:table-cell>
          <table:table-cell/>
          <table:table-cell office:value-type="string" calcext:value-type="string">
            <text:p>Embeddings, Raw params</text:p>
          </table:table-cell>
          <table:table-cell/>
          <table:table-cell office:value-type="string" calcext:value-type="string">
            <text:p>Multimodals params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851" calcext:value-type="percentage">
            <text:p>98.51%</text:p>
          </table:table-cell>
          <table:table-cell office:value-type="percentage" office:value="0.9057" calcext:value-type="percentage">
            <text:p>90.57%</text:p>
          </table:table-cell>
          <table:table-cell office:value-type="percentage" office:value="0.8491" calcext:value-type="percentage">
            <text:p>84.9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866" calcext:value-type="percentage">
            <text:p>58.66%</text:p>
          </table:table-cell>
          <table:table-cell office:value-type="percentage" office:value="0.4423" calcext:value-type="percentage">
            <text:p>44.23%</text:p>
          </table:table-cell>
          <table:table-cell office:value-type="percentage" office:value="0.9505" calcext:value-type="percentage">
            <text:p>95.05%</text:p>
          </table:table-cell>
          <table:table-cell office:value-type="percentage" office:value="0.9698" calcext:value-type="percentage">
            <text:p>96.98%</text:p>
          </table:table-cell>
          <table:table-cell office:value-type="percentage" office:value="0.7012" calcext:value-type="percentage">
            <text:p>70.12%</text:p>
          </table:table-cell>
          <table:table-cell office:value-type="percentage" office:value="0.2643" calcext:value-type="percentage">
            <text:p>26.43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1" calcext:value-type="percentage">
            <text:p>99.91%</text:p>
          </table:table-cell>
          <table:table-cell office:value-type="percentage" office:value="0.9998" calcext:value-type="percentage">
            <text:p>99.98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0]" office:value-type="percentage" office:value="0.9764" calcext:value-type="percentage">
            <text:p>97.64%</text:p>
          </table:table-cell>
          <table:table-cell table:style-name="ce19" table:formula="of:=[.G10]" office:value-type="percentage" office:value="0.8359" calcext:value-type="percentage">
            <text:p>83.59%</text:p>
          </table:table-cell>
          <table:table-cell table:style-name="ce19" table:formula="of:=[.H10]" office:value-type="percentage" office:value="0.642" calcext:value-type="percentage">
            <text:p>64.20%</text:p>
          </table:table-cell>
          <table:table-cell table:style-name="ce15" table:formula="of:=[.F28]" office:value-type="percentage" office:value="0.9782" calcext:value-type="percentage">
            <text:p>97.82%</text:p>
          </table:table-cell>
          <table:table-cell table:style-name="ce15" table:formula="of:=[.G28]" office:value-type="percentage" office:value="0.9443" calcext:value-type="percentage">
            <text:p>94.43%</text:p>
          </table:table-cell>
          <table:table-cell table:style-name="ce15" table:formula="of:=[.H28]" office:value-type="percentage" office:value="0.8267" calcext:value-type="percentage">
            <text:p>82.67%</text:p>
          </table:table-cell>
          <table:table-cell table:style-name="ce19" table:formula="of:=[.F46]" office:value-type="percentage" office:value="0.999" calcext:value-type="percentage">
            <text:p>99.90%</text:p>
          </table:table-cell>
          <table:table-cell table:style-name="ce19" table:formula="of:=[.G46]" office:value-type="percentage" office:value="0.9938" calcext:value-type="percentage">
            <text:p>99.38%</text:p>
          </table:table-cell>
          <table:table-cell table:formula="of:=[.H46]" office:value-type="percentage" office:value="1" calcext:value-type="percentage">
            <text:p>100.00%</text:p>
          </table:table-cell>
          <table:table-cell table:style-name="ce15" table:formula="of:=[.F64]" office:value-type="percentage" office:value="0.8294" calcext:value-type="percentage">
            <text:p>82.94%</text:p>
          </table:table-cell>
          <table:table-cell table:style-name="ce15" table:formula="of:=[.G64]" office:value-type="percentage" office:value="0.4822" calcext:value-type="percentage">
            <text:p>48.22%</text:p>
          </table:table-cell>
          <table:table-cell table:style-name="ce15" table:formula="of:=[.H64]" office:value-type="percentage" office:value="0.0407" calcext:value-type="percentage">
            <text:p>4.07%</text:p>
          </table:table-cell>
          <table:table-cell table:style-name="ce36" table:formula="of:=AVERAGE([.Z11];[.AC11];[.AF11];[.AI11])" office:value-type="percentage" office:value="0.81405" calcext:value-type="percentage">
            <text:p>81.4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04" calcext:value-type="percentage">
            <text:p>96.04%</text:p>
          </table:table-cell>
          <table:table-cell office:value-type="percentage" office:value="0.8234" calcext:value-type="percentage">
            <text:p>82.3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89" calcext:value-type="percentage">
            <text:p>95.89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4207" calcext:value-type="percentage">
            <text:p>42.07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28" calcext:value-type="percentage">
            <text:p>96.28%</text:p>
          </table:table-cell>
          <table:table-cell office:value-type="percentage" office:value="0.7624" calcext:value-type="percentage">
            <text:p>76.24%</text:p>
          </table:table-cell>
          <table:table-cell office:value-type="percentage" office:value="0.542" calcext:value-type="percentage">
            <text:p>54.20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16" table:formula="of:=[.I10]" office:value-type="percentage" office:value="0.9757" calcext:value-type="percentage">
            <text:p>97.57%</text:p>
          </table:table-cell>
          <table:table-cell table:style-name="ce16" table:formula="of:=[.J10]" office:value-type="percentage" office:value="0.8271" calcext:value-type="percentage">
            <text:p>82.71%</text:p>
          </table:table-cell>
          <table:table-cell table:style-name="ce16" table:formula="of:=[.K10]" office:value-type="percentage" office:value="0.6104" calcext:value-type="percentage">
            <text:p>61.04%</text:p>
          </table:table-cell>
          <table:table-cell table:style-name="ce18" table:formula="of:=[.I28]" office:value-type="percentage" office:value="0.9783" calcext:value-type="percentage">
            <text:p>97.83%</text:p>
          </table:table-cell>
          <table:table-cell table:style-name="ce18" table:formula="of:=[.J28]" office:value-type="percentage" office:value="0.9445" calcext:value-type="percentage">
            <text:p>94.45%</text:p>
          </table:table-cell>
          <table:table-cell table:style-name="ce18" table:formula="of:=[.K28]" office:value-type="percentage" office:value="0.8272" calcext:value-type="percentage">
            <text:p>82.72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645" calcext:value-type="percentage">
            <text:p>86.45%</text:p>
          </table:table-cell>
          <table:table-cell table:style-name="ce32" table:formula="of:=[.J64]" office:value-type="percentage" office:value="0.487" calcext:value-type="percentage">
            <text:p>48.70%</text:p>
          </table:table-cell>
          <table:table-cell table:style-name="ce16" table:formula="of:=[.K64]" office:value-type="percentage" office:value="0.0258" calcext:value-type="percentage">
            <text:p>2.58%</text:p>
          </table:table-cell>
          <table:table-cell table:style-name="ce22" table:formula="of:=AVERAGE([.Z12];[.AC12];[.AF12];[.AI12])" office:value-type="percentage" office:value="0.81255" calcext:value-type="percentage">
            <text:p>81.2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35" calcext:value-type="percentage">
            <text:p>98.35%</text:p>
          </table:table-cell>
          <table:table-cell office:value-type="percentage" office:value="0.896" calcext:value-type="percentage">
            <text:p>89.60%</text:p>
          </table:table-cell>
          <table:table-cell office:value-type="percentage" office:value="0.8354" calcext:value-type="percentage">
            <text:p>83.5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735" calcext:value-type="percentage">
            <text:p>57.35%</text:p>
          </table:table-cell>
          <table:table-cell office:value-type="percentage" office:value="0.4376" calcext:value-type="percentage">
            <text:p>43.76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17" table:formula="of:=[.C11]" office:value-type="percentage" office:value="0.8964" calcext:value-type="percentage">
            <text:p>89.64%</text:p>
          </table:table-cell>
          <table:table-cell table:style-name="ce17" table:formula="of:=[.D11]" office:value-type="percentage" office:value="0.6637" calcext:value-type="percentage">
            <text:p>66.37%</text:p>
          </table:table-cell>
          <table:table-cell table:style-name="ce17" table:formula="of:=[.E11]" office:value-type="percentage" office:value="0.8117" calcext:value-type="percentage">
            <text:p>81.17%</text:p>
          </table:table-cell>
          <table:table-cell table:style-name="ce17" table:formula="of:=[.C29]" office:value-type="percentage" office:value="0.9206" calcext:value-type="percentage">
            <text:p>92.06%</text:p>
          </table:table-cell>
          <table:table-cell table:style-name="ce17" table:formula="of:=[.D29]" office:value-type="percentage" office:value="0.8177" calcext:value-type="percentage">
            <text:p>81.77%</text:p>
          </table:table-cell>
          <table:table-cell table:style-name="ce17" table:formula="of:=[.E29]" office:value-type="percentage" office:value="0.7082" calcext:value-type="percentage">
            <text:p>70.82%</text:p>
          </table:table-cell>
          <table:table-cell table:style-name="ce17" table:formula="of:=[.C47]" office:value-type="percentage" office:value="0.9801" calcext:value-type="percentage">
            <text:p>98.01%</text:p>
          </table:table-cell>
          <table:table-cell table:style-name="ce17" table:formula="of:=[.D47]" office:value-type="percentage" office:value="0.8768" calcext:value-type="percentage">
            <text:p>87.68%</text:p>
          </table:table-cell>
          <table:table-cell table:style-name="ce17" table:formula="of:=[.E47]" office:value-type="percentage" office:value="0.7857" calcext:value-type="percentage">
            <text:p>78.57%</text:p>
          </table:table-cell>
          <table:table-cell table:style-name="ce17" table:formula="of:=[.C65]" office:value-type="percentage" office:value="0.8178" calcext:value-type="percentage">
            <text:p>81.78%</text:p>
          </table:table-cell>
          <table:table-cell table:style-name="ce14" table:formula="of:=[.D65]" office:value-type="percentage" office:value="0.5852" calcext:value-type="percentage">
            <text:p>58.52%</text:p>
          </table:table-cell>
          <table:table-cell table:style-name="ce14" table:formula="of:=[.E65]" office:value-type="percentage" office:value="0.2668" calcext:value-type="percentage">
            <text:p>26.68%</text:p>
          </table:table-cell>
          <table:table-cell table:style-name="ce35" table:formula="of:=AVERAGE([.Z13];[.AC13];[.AF13];[.AI13])" office:value-type="percentage" office:value="0.73585" calcext:value-type="percentage">
            <text:p>73.59%</text:p>
          </table:table-cell>
          <table:table-cell/>
          <table:table-cell office:value-type="string" calcext:value-type="string">
            <text:p>n_est = [20, 50, 100, 150]</text:p>
          </table:table-cell>
          <table:table-cell/>
          <table:table-cell office:value-type="string" calcext:value-type="string">
            <text:p>n_est = [20, 50, 100, 150]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F11]" office:value-type="percentage" office:value="0.9791" calcext:value-type="percentage">
            <text:p>97.91%</text:p>
          </table:table-cell>
          <table:table-cell table:style-name="ce15" table:formula="of:=[.G11]" office:value-type="percentage" office:value="0.8562" calcext:value-type="percentage">
            <text:p>85.62%</text:p>
          </table:table-cell>
          <table:table-cell table:style-name="ce15" table:formula="of:=[.H11]" office:value-type="percentage" office:value="0.6876" calcext:value-type="percentage">
            <text:p>68.76%</text:p>
          </table:table-cell>
          <table:table-cell table:style-name="ce19" table:formula="of:=[.F29]" office:value-type="percentage" office:value="0.9818" calcext:value-type="percentage">
            <text:p>98.18%</text:p>
          </table:table-cell>
          <table:table-cell table:style-name="ce19" table:formula="of:=[.G29]" office:value-type="percentage" office:value="0.9539" calcext:value-type="percentage">
            <text:p>95.39%</text:p>
          </table:table-cell>
          <table:table-cell table:style-name="ce19" table:formula="of:=[.H29]" office:value-type="percentage" office:value="0.8538" calcext:value-type="percentage">
            <text:p>85.38%</text:p>
          </table:table-cell>
          <table:table-cell table:style-name="ce19" table:formula="of:=[.F47]" office:value-type="percentage" office:value="0.999" calcext:value-type="percentage">
            <text:p>99.90%</text:p>
          </table:table-cell>
          <table:table-cell table:style-name="ce19" table:formula="of:=[.G47]" office:value-type="percentage" office:value="0.9938" calcext:value-type="percentage">
            <text:p>99.38%</text:p>
          </table:table-cell>
          <table:table-cell table:formula="of:=[.H47]" office:value-type="percentage" office:value="1" calcext:value-type="percentage">
            <text:p>100.00%</text:p>
          </table:table-cell>
          <table:table-cell table:style-name="ce15" table:formula="of:=[.F65]" office:value-type="percentage" office:value="0.8382" calcext:value-type="percentage">
            <text:p>83.82%</text:p>
          </table:table-cell>
          <table:table-cell table:style-name="ce15" table:formula="of:=[.G65]" office:value-type="percentage" office:value="0.4863" calcext:value-type="percentage">
            <text:p>48.63%</text:p>
          </table:table-cell>
          <table:table-cell table:style-name="ce15" table:formula="of:=[.H65]" office:value-type="percentage" office:value="0.0406" calcext:value-type="percentage">
            <text:p>4.06%</text:p>
          </table:table-cell>
          <table:table-cell table:style-name="ce22" table:formula="of:=AVERAGE([.Z14];[.AC14];[.AF14];[.AI14])" office:value-type="percentage" office:value="0.82255" calcext:value-type="percentage">
            <text:p>82.26%</text:p>
          </table:table-cell>
          <table:table-cell/>
          <table:table-cell office:value-type="string" calcext:value-type="string">
            <text:p>n_est = [2,3,5,7,9,10]</text:p>
          </table:table-cell>
          <table:table-cell/>
          <table:table-cell office:value-type="string" calcext:value-type="string">
            <text:p>n_est = [5,6,7,9,10]</text:p>
          </table:table-cell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8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18" table:formula="of:=[.I11]" office:value-type="percentage" office:value="0.9851" calcext:value-type="percentage">
            <text:p>98.51%</text:p>
          </table:table-cell>
          <table:table-cell table:style-name="ce18" table:formula="of:=[.J11]" office:value-type="percentage" office:value="0.9057" calcext:value-type="percentage">
            <text:p>90.57%</text:p>
          </table:table-cell>
          <table:table-cell table:style-name="ce18" table:formula="of:=[.K11]" office:value-type="percentage" office:value="0.8491" calcext:value-type="percentage">
            <text:p>84.91%</text:p>
          </table:table-cell>
          <table:table-cell table:style-name="ce32" table:formula="of:=[.I29]" office:value-type="percentage" office:value="0.9784" calcext:value-type="percentage">
            <text:p>97.84%</text:p>
          </table:table-cell>
          <table:table-cell table:style-name="ce32" table:formula="of:=[.J29]" office:value-type="percentage" office:value="0.9447" calcext:value-type="percentage">
            <text:p>94.47%</text:p>
          </table:table-cell>
          <table:table-cell table:style-name="ce32" table:formula="of:=[.K29]" office:value-type="percentage" office:value="0.8277" calcext:value-type="percentage">
            <text:p>82.77%</text:p>
          </table:table-cell>
          <table:table-cell table:style-name="ce32" table:formula="of:=[.I47]" office:value-type="percentage" office:value="0.9989" calcext:value-type="percentage">
            <text:p>99.89%</text:p>
          </table:table-cell>
          <table:table-cell table:style-name="ce32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647" calcext:value-type="percentage">
            <text:p>86.47%</text:p>
          </table:table-cell>
          <table:table-cell table:style-name="ce32" table:formula="of:=[.J65]" office:value-type="percentage" office:value="0.4912" calcext:value-type="percentage">
            <text:p>49.12%</text:p>
          </table:table-cell>
          <table:table-cell table:style-name="ce32" table:formula="of:=[.K65]" office:value-type="percentage" office:value="0.0305" calcext:value-type="percentage">
            <text:p>3.05%</text:p>
          </table:table-cell>
          <table:table-cell table:style-name="ce41" table:formula="of:=AVERAGE([.Z15];[.AC15];[.AF15];[.AI15])" office:value-type="percentage" office:value="0.833625" calcext:value-type="percentage">
            <text:p>83.36%</text:p>
          </table:table-cell>
          <table:table-cell/>
          <table:table-cell office:value-type="string" calcext:value-type="string">
            <text:p>n_est = [5,10,15,20,25,30]</text:p>
          </table:table-cell>
          <table:table-cell/>
          <table:table-cell office:value-type="string" calcext:value-type="string">
            <text:p>n_est = [5,10,15,20,25,30]</text:p>
          </table:table-cell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C12]" office:value-type="percentage" office:value="0.9412" calcext:value-type="percentage">
            <text:p>94.12%</text:p>
          </table:table-cell>
          <table:table-cell table:style-name="ce20" table:formula="of:=[.D12]" office:value-type="percentage" office:value="0.6848" calcext:value-type="percentage">
            <text:p>68.48%</text:p>
          </table:table-cell>
          <table:table-cell table:style-name="ce20" table:formula="of:=[.E12]" office:value-type="percentage" office:value="0.4937" calcext:value-type="percentage">
            <text:p>49.37%</text:p>
          </table:table-cell>
          <table:table-cell table:style-name="ce20" table:formula="of:=[.C30]" office:value-type="percentage" office:value="0.9442" calcext:value-type="percentage">
            <text:p>94.42%</text:p>
          </table:table-cell>
          <table:table-cell table:style-name="ce20" table:formula="of:=[.D30]" office:value-type="percentage" office:value="0.8741" calcext:value-type="percentage">
            <text:p>87.41%</text:p>
          </table:table-cell>
          <table:table-cell table:style-name="ce20" table:formula="of:=[.E30]" office:value-type="percentage" office:value="0.8278" calcext:value-type="percentage">
            <text:p>82.78%</text:p>
          </table:table-cell>
          <table:table-cell table:style-name="ce20" table:formula="of:=[.C48]" office:value-type="percentage" office:value="0.9484" calcext:value-type="percentage">
            <text:p>94.84%</text:p>
          </table:table-cell>
          <table:table-cell table:style-name="ce20" table:formula="of:=[.D48]" office:value-type="percentage" office:value="0.7506" calcext:value-type="percentage">
            <text:p>75.06%</text:p>
          </table:table-cell>
          <table:table-cell table:style-name="ce20" table:formula="of:=[.E48]" office:value-type="percentage" office:value="0.7059" calcext:value-type="percentage">
            <text:p>70.59%</text:p>
          </table:table-cell>
          <table:table-cell table:style-name="ce20" table:formula="of:=[.C66]" office:value-type="percentage" office:value="0.7822" calcext:value-type="percentage">
            <text:p>78.22%</text:p>
          </table:table-cell>
          <table:table-cell table:style-name="ce20" table:formula="of:=[.D66]" office:value-type="percentage" office:value="0.6537" calcext:value-type="percentage">
            <text:p>65.37%</text:p>
          </table:table-cell>
          <table:table-cell table:style-name="ce14" table:formula="of:=[.E66]" office:value-type="percentage" office:value="0.6692" calcext:value-type="percentage">
            <text:p>66.92%</text:p>
          </table:table-cell>
          <table:table-cell table:style-name="ce35" table:formula="of:=AVERAGE([.Z16];[.AC16];[.AF16];[.AI16])" office:value-type="percentage" office:value="0.7408" calcext:value-type="percentage">
            <text:p>74.08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12]" office:value-type="percentage" office:value="0.977" calcext:value-type="percentage">
            <text:p>97.70%</text:p>
          </table:table-cell>
          <table:table-cell table:style-name="ce19" table:formula="of:=[.G12]" office:value-type="percentage" office:value="0.8417" calcext:value-type="percentage">
            <text:p>84.17%</text:p>
          </table:table-cell>
          <table:table-cell table:style-name="ce15" table:formula="of:=[.H12]" office:value-type="percentage" office:value="0.6597" calcext:value-type="percentage">
            <text:p>65.97%</text:p>
          </table:table-cell>
          <table:table-cell table:style-name="ce15" table:formula="of:=[.F30]" office:value-type="percentage" office:value="0.9783" calcext:value-type="percentage">
            <text:p>97.83%</text:p>
          </table:table-cell>
          <table:table-cell table:style-name="ce15" table:formula="of:=[.G30]" office:value-type="percentage" office:value="0.9444" calcext:value-type="percentage">
            <text:p>94.44%</text:p>
          </table:table-cell>
          <table:table-cell table:style-name="ce15" table:formula="of:=[.H30]" office:value-type="percentage" office:value="0.8267" calcext:value-type="percentage">
            <text:p>82.67%</text:p>
          </table:table-cell>
          <table:table-cell table:style-name="ce15" table:formula="of:=[.F48]" office:value-type="percentage" office:value="0.9802" calcext:value-type="percentage">
            <text:p>98.02%</text:p>
          </table:table-cell>
          <table:table-cell table:style-name="ce15" table:formula="of:=[.G48]" office:value-type="percentage" office:value="0.8975" calcext:value-type="percentage">
            <text:p>89.75%</text:p>
          </table:table-cell>
          <table:table-cell table:formula="of:=[.H48]" office:value-type="percentage" office:value="1" calcext:value-type="percentage">
            <text:p>100.00%</text:p>
          </table:table-cell>
          <table:table-cell table:style-name="ce15" table:formula="of:=[.F66]" office:value-type="percentage" office:value="0.7282" calcext:value-type="percentage">
            <text:p>72.82%</text:p>
          </table:table-cell>
          <table:table-cell table:style-name="ce15" table:formula="of:=[.G66]" office:value-type="percentage" office:value="0.5196" calcext:value-type="percentage">
            <text:p>51.96%</text:p>
          </table:table-cell>
          <table:table-cell table:style-name="ce15" table:formula="of:=[.H66]" office:value-type="percentage" office:value="0.2672" calcext:value-type="percentage">
            <text:p>26.72%</text:p>
          </table:table-cell>
          <table:table-cell table:style-name="ce22" table:formula="of:=AVERAGE([.Z17];[.AC17];[.AF17];[.AI17])" office:value-type="percentage" office:value="0.8008" calcext:value-type="percentage">
            <text:p>80.08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I12]" office:value-type="percentage" office:value="0.9604" calcext:value-type="percentage">
            <text:p>96.04%</text:p>
          </table:table-cell>
          <table:table-cell table:style-name="ce16" table:formula="of:=[.J12]" office:value-type="percentage" office:value="0.8234" calcext:value-type="percentage">
            <text:p>82.3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91" calcext:value-type="percentage">
            <text:p>97.91%</text:p>
          </table:table-cell>
          <table:table-cell table:style-name="ce18" table:formula="of:=[.J30]" office:value-type="percentage" office:value="0.9467" calcext:value-type="percentage">
            <text:p>94.67%</text:p>
          </table:table-cell>
          <table:table-cell table:style-name="ce18" table:formula="of:=[.K30]" office:value-type="percentage" office:value="0.8333" calcext:value-type="percentage">
            <text:p>83.33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17" calcext:value-type="percentage">
            <text:p>84.17%</text:p>
          </table:table-cell>
          <table:table-cell table:style-name="ce18" table:formula="of:=[.J66]" office:value-type="percentage" office:value="0.6693" calcext:value-type="percentage">
            <text:p>66.93%</text:p>
          </table:table-cell>
          <table:table-cell table:style-name="ce16" table:formula="of:=[.K66]" office:value-type="percentage" office:value="0.4614" calcext:value-type="percentage">
            <text:p>46.14%</text:p>
          </table:table-cell>
          <table:table-cell table:style-name="ce36" table:formula="of:=AVERAGE([.Z18];[.AC18];[.AF18];[.AI18])" office:value-type="percentage" office:value="0.84575" calcext:value-type="percentage">
            <text:p>84.58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6" calcext:value-type="percentage">
            <text:p>98.46%</text:p>
          </table:table-cell>
          <table:table-cell office:value-type="percentage" office:value="0.9099" calcext:value-type="percentage">
            <text:p>90.99%</text:p>
          </table:table-cell>
          <table:table-cell office:value-type="percentage" office:value="0.9309" calcext:value-type="percentage">
            <text:p>93.0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5947" calcext:value-type="percentage">
            <text:p>59.47%</text:p>
          </table:table-cell>
          <table:table-cell office:value-type="percentage" office:value="0.4502" calcext:value-type="percentage">
            <text:p>45.02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7" table:formula="of:=[.C13]" office:value-type="percentage" office:value="0.9447" calcext:value-type="percentage">
            <text:p>94.47%</text:p>
          </table:table-cell>
          <table:table-cell table:style-name="ce17" table:formula="of:=[.D13]" office:value-type="percentage" office:value="0.7134" calcext:value-type="percentage">
            <text:p>71.34%</text:p>
          </table:table-cell>
          <table:table-cell table:style-name="ce17" table:formula="of:=[.E13]" office:value-type="percentage" office:value="0.5824" calcext:value-type="percentage">
            <text:p>58.24%</text:p>
          </table:table-cell>
          <table:table-cell table:style-name="ce17" table:formula="of:=[.C31]" office:value-type="percentage" office:value="0.9401" calcext:value-type="percentage">
            <text:p>94.01%</text:p>
          </table:table-cell>
          <table:table-cell table:style-name="ce17" table:formula="of:=[.D31]" office:value-type="percentage" office:value="0.8628" calcext:value-type="percentage">
            <text:p>86.28%</text:p>
          </table:table-cell>
          <table:table-cell table:style-name="ce17" table:formula="of:=[.E31]" office:value-type="percentage" office:value="0.7928" calcext:value-type="percentage">
            <text:p>79.28%</text:p>
          </table:table-cell>
          <table:table-cell table:style-name="ce17" table:formula="of:=[.C49]" office:value-type="percentage" office:value="0.9772" calcext:value-type="percentage">
            <text:p>97.72%</text:p>
          </table:table-cell>
          <table:table-cell table:style-name="ce17" table:formula="of:=[.D49]" office:value-type="percentage" office:value="0.8526" calcext:value-type="percentage">
            <text:p>85.26%</text:p>
          </table:table-cell>
          <table:table-cell table:style-name="ce17" table:formula="of:=[.E49]" office:value-type="percentage" office:value="0.7063" calcext:value-type="percentage">
            <text:p>70.63%</text:p>
          </table:table-cell>
          <table:table-cell table:style-name="ce17" table:formula="of:=[.C67]" office:value-type="percentage" office:value="0.7603" calcext:value-type="percentage">
            <text:p>76.03%</text:p>
          </table:table-cell>
          <table:table-cell table:style-name="ce14" table:formula="of:=[.D67]" office:value-type="percentage" office:value="0.5894" calcext:value-type="percentage">
            <text:p>58.94%</text:p>
          </table:table-cell>
          <table:table-cell table:style-name="ce14" table:formula="of:=[.E67]" office:value-type="percentage" office:value="0.4452" calcext:value-type="percentage">
            <text:p>44.52%</text:p>
          </table:table-cell>
          <table:table-cell table:style-name="ce35" table:formula="of:=AVERAGE([.Z19];[.AC19];[.AF19];[.AI19])" office:value-type="percentage" office:value="0.75455" calcext:value-type="percentage">
            <text:p>75.4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54" calcext:value-type="percentage">
            <text:p>98.5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6251" calcext:value-type="percentage">
            <text:p>62.51%</text:p>
          </table:table-cell>
          <table:table-cell office:value-type="percentage" office:value="0.4648" calcext:value-type="percentage">
            <text:p>46.48%</text:p>
          </table:table-cell>
          <table:table-cell office:value-type="percentage" office:value="0.9495" calcext:value-type="percentage">
            <text:p>94.95%</text:p>
          </table:table-cell>
          <table:table-cell office:value-type="percentage" office:value="0.9999" calcext:value-type="percentage">
            <text:p>99.9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83" calcext:value-type="percentage">
            <text:p>99.8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13]" office:value-type="percentage" office:value="0.9818" calcext:value-type="percentage">
            <text:p>98.18%</text:p>
          </table:table-cell>
          <table:table-cell table:style-name="ce15" table:formula="of:=[.G13]" office:value-type="percentage" office:value="0.8845" calcext:value-type="percentage">
            <text:p>88.45%</text:p>
          </table:table-cell>
          <table:table-cell table:style-name="ce15" table:formula="of:=[.H13]" office:value-type="percentage" office:value="0.8036" calcext:value-type="percentage">
            <text:p>80.36%</text:p>
          </table:table-cell>
          <table:table-cell table:style-name="ce15" table:formula="of:=[.F31]" office:value-type="percentage" office:value="0.9772" calcext:value-type="percentage">
            <text:p>97.72%</text:p>
          </table:table-cell>
          <table:table-cell table:style-name="ce19" table:formula="of:=[.G31]" office:value-type="percentage" office:value="0.9451" calcext:value-type="percentage">
            <text:p>94.51%</text:p>
          </table:table-cell>
          <table:table-cell table:style-name="ce19" table:formula="of:=[.H31]" office:value-type="percentage" office:value="0.8855" calcext:value-type="percentage">
            <text:p>88.55%</text:p>
          </table:table-cell>
          <table:table-cell table:style-name="ce19" table:formula="of:=[.F49]" office:value-type="percentage" office:value="0.999" calcext:value-type="percentage">
            <text:p>99.90%</text:p>
          </table:table-cell>
          <table:table-cell table:style-name="ce19" table:formula="of:=[.G49]" office:value-type="percentage" office:value="0.9938" calcext:value-type="percentage">
            <text:p>99.38%</text:p>
          </table:table-cell>
          <table:table-cell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9" calcext:value-type="percentage">
            <text:p>83.90%</text:p>
          </table:table-cell>
          <table:table-cell table:style-name="ce34" table:formula="of:=[.G67]" office:value-type="percentage" office:value="0.4868" calcext:value-type="percentage">
            <text:p>48.68%</text:p>
          </table:table-cell>
          <table:table-cell table:style-name="ce15" table:formula="of:=[.H67]" office:value-type="percentage" office:value="0.0408" calcext:value-type="percentage">
            <text:p>4.08%</text:p>
          </table:table-cell>
          <table:table-cell table:style-name="ce22" table:formula="of:=AVERAGE([.Z20];[.AC20];[.AF20];[.AI20])" office:value-type="percentage" office:value="0.82755" calcext:value-type="percentage">
            <text:p>82.7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391" calcext:value-type="percentage">
            <text:p>93.91%</text:p>
          </table:table-cell>
          <table:table-cell office:value-type="percentage" office:value="0.7668" calcext:value-type="percentage">
            <text:p>76.68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325" calcext:value-type="percentage">
            <text:p>93.25%</text:p>
          </table:table-cell>
          <table:table-cell office:value-type="percentage" office:value="0.7261" calcext:value-type="percentage">
            <text:p>72.61%</text:p>
          </table:table-cell>
          <table:table-cell office:value-type="percentage" office:value="0.7859" calcext:value-type="percentage">
            <text:p>78.59%</text:p>
          </table:table-cell>
          <table:table-cell office:value-type="percentage" office:value="0.9992" calcext:value-type="percentage">
            <text:p>99.92%</text:p>
          </table:table-cell>
          <table:table-cell office:value-type="percentage" office:value="0.995" calcext:value-type="percentage">
            <text:p>99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53" calcext:value-type="percentage">
            <text:p>96.53%</text:p>
          </table:table-cell>
          <table:table-cell office:value-type="percentage" office:value="0.7589" calcext:value-type="percentage">
            <text:p>75.89%</text:p>
          </table:table-cell>
          <table:table-cell office:value-type="percentage" office:value="0.4888" calcext:value-type="percentage">
            <text:p>48.88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18" table:formula="of:=[.I13]" office:value-type="percentage" office:value="0.9835" calcext:value-type="percentage">
            <text:p>98.35%</text:p>
          </table:table-cell>
          <table:table-cell table:style-name="ce18" table:formula="of:=[.J13]" office:value-type="percentage" office:value="0.896" calcext:value-type="percentage">
            <text:p>89.60%</text:p>
          </table:table-cell>
          <table:table-cell table:style-name="ce18" table:formula="of:=[.K13]" office:value-type="percentage" office:value="0.8354" calcext:value-type="percentage">
            <text:p>83.54%</text:p>
          </table:table-cell>
          <table:table-cell table:style-name="ce18" table:formula="of:=[.I31]" office:value-type="percentage" office:value="0.9784" calcext:value-type="percentage">
            <text:p>97.84%</text:p>
          </table:table-cell>
          <table:table-cell table:style-name="ce32" table:formula="of:=[.J31]" office:value-type="percentage" office:value="0.9448" calcext:value-type="percentage">
            <text:p>94.48%</text:p>
          </table:table-cell>
          <table:table-cell table:style-name="ce32" table:formula="of:=[.K31]" office:value-type="percentage" office:value="0.8286" calcext:value-type="percentage">
            <text:p>82.86%</text:p>
          </table:table-cell>
          <table:table-cell table:style-name="ce32" table:formula="of:=[.I49]" office:value-type="percentage" office:value="0.9987" calcext:value-type="percentage">
            <text:p>99.87%</text:p>
          </table:table-cell>
          <table:table-cell table:style-name="ce32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32" table:formula="of:=[.I67]" office:value-type="percentage" office:value="0.8364" calcext:value-type="percentage">
            <text:p>83.64%</text:p>
          </table:table-cell>
          <table:table-cell table:style-name="ce32" table:formula="of:=[.J67]" office:value-type="percentage" office:value="0.4857" calcext:value-type="percentage">
            <text:p>48.57%</text:p>
          </table:table-cell>
          <table:table-cell table:style-name="ce32" table:formula="of:=[.K67]" office:value-type="percentage" office:value="0.0409" calcext:value-type="percentage">
            <text:p>4.09%</text:p>
          </table:table-cell>
          <table:table-cell table:style-name="ce38" table:formula="of:=AVERAGE([.Z21];[.AC21];[.AF21];[.AI21])" office:value-type="percentage" office:value="0.829625" calcext:value-type="percentage">
            <text:p>82.9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5" calcext:value-type="percentage">
            <text:p>98.65%</text:p>
          </table:table-cell>
          <table:table-cell office:value-type="percentage" office:value="0.9228" calcext:value-type="percentage">
            <text:p>92.28%</text:p>
          </table:table-cell>
          <table:table-cell office:value-type="percentage" office:value="0.9839" calcext:value-type="percentage">
            <text:p>98.3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5839" calcext:value-type="percentage">
            <text:p>58.39%</text:p>
          </table:table-cell>
          <table:table-cell office:value-type="percentage" office:value="0.4437" calcext:value-type="percentage">
            <text:p>44.37%</text:p>
          </table:table-cell>
          <table:table-cell office:value-type="percentage" office:value="0.9995" calcext:value-type="percentage">
            <text:p>99.95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0394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/>
          <table:table-cell table:style-name="ce2"/>
          <table:table-cell table:style-name="Default" table:number-columns-repeated="9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8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3" calcext:value-type="percentage">
            <text:p>88.30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8272" calcext:value-type="percentage">
            <text:p>82.7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075" calcext:value-type="percentage">
            <text:p>40.7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4945" calcext:value-type="percentage">
            <text:p>49.45%</text:p>
          </table:table-cell>
          <table:table-cell office:value-type="percentage" office:value="0.3413" calcext:value-type="percentage">
            <text:p>34.13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402" calcext:value-type="percentage">
            <text:p>40.20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4282" calcext:value-type="percentage">
            <text:p>42.82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06" calcext:value-type="percentage">
            <text:p>92.06%</text:p>
          </table:table-cell>
          <table:table-cell office:value-type="percentage" office:value="0.8177" calcext:value-type="percentage">
            <text:p>81.77%</text:p>
          </table:table-cell>
          <table:table-cell office:value-type="percentage" office:value="0.7082" calcext:value-type="percentage">
            <text:p>70.82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9539" calcext:value-type="percentage">
            <text:p>95.39%</text:p>
          </table:table-cell>
          <table:table-cell office:value-type="percentage" office:value="0.8538" calcext:value-type="percentage">
            <text:p>85.38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8277" calcext:value-type="percentage">
            <text:p>82.77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5306" calcext:value-type="percentage">
            <text:p>53.06%</text:p>
          </table:table-cell>
          <table:table-cell office:value-type="percentage" office:value="0.4531" calcext:value-type="percentage">
            <text:p>45.31%</text:p>
          </table:table-cell>
          <table:table-cell office:value-type="percentage" office:value="0.596" calcext:value-type="percentage">
            <text:p>59.60%</text:p>
          </table:table-cell>
          <table:table-cell office:value-type="percentage" office:value="0.8704" calcext:value-type="percentage">
            <text:p>87.04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167" calcext:value-type="percentage">
            <text:p>61.67%</text:p>
          </table:table-cell>
          <table:table-cell office:value-type="percentage" office:value="0.3907" calcext:value-type="percentage">
            <text:p>39.07%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0" table:formula="of:=[.C19]" office:value-type="percentage" office:value="0.9111" calcext:value-type="percentage">
            <text:p>91.11%</text:p>
          </table:table-cell>
          <table:table-cell table:style-name="ce20" table:formula="of:=[.D19]" office:value-type="percentage" office:value="0.6564" calcext:value-type="percentage">
            <text:p>65.64%</text:p>
          </table:table-cell>
          <table:table-cell table:style-name="ce20" table:formula="of:=[.E19]" office:value-type="percentage" office:value="0.6301" calcext:value-type="percentage">
            <text:p>63.01%</text:p>
          </table:table-cell>
          <table:table-cell table:style-name="ce20" table:formula="of:=[.C37]" office:value-type="percentage" office:value="0.8591" calcext:value-type="percentage">
            <text:p>85.91%</text:p>
          </table:table-cell>
          <table:table-cell table:style-name="ce20" table:formula="of:=[.D37]" office:value-type="percentage" office:value="0.7376" calcext:value-type="percentage">
            <text:p>73.76%</text:p>
          </table:table-cell>
          <table:table-cell table:style-name="ce20" table:formula="of:=[.E37]" office:value-type="percentage" office:value="0.7471" calcext:value-type="percentage">
            <text:p>74.71%</text:p>
          </table:table-cell>
          <table:table-cell table:style-name="ce20" table:formula="of:=[.C55]" office:value-type="percentage" office:value="0.9655" calcext:value-type="percentage">
            <text:p>96.55%</text:p>
          </table:table-cell>
          <table:table-cell table:style-name="ce20" table:formula="of:=[.D55]" office:value-type="percentage" office:value="0.7821" calcext:value-type="percentage">
            <text:p>78.21%</text:p>
          </table:table-cell>
          <table:table-cell table:style-name="ce20" table:formula="of:=[.E55]" office:value-type="percentage" office:value="0.5859" calcext:value-type="percentage">
            <text:p>58.59%</text:p>
          </table:table-cell>
          <table:table-cell table:style-name="ce20" table:formula="of:=[.C73]" office:value-type="percentage" office:value="0.7972" calcext:value-type="percentage">
            <text:p>79.72%</text:p>
          </table:table-cell>
          <table:table-cell table:style-name="ce14" table:formula="of:=[.D73]" office:value-type="percentage" office:value="0.5006" calcext:value-type="percentage">
            <text:p>50.06%</text:p>
          </table:table-cell>
          <table:table-cell table:style-name="ce14" table:formula="of:=[.E73]" office:value-type="percentage" office:value="0.1026" calcext:value-type="percentage">
            <text:p>10.26%</text:p>
          </table:table-cell>
          <table:table-cell table:style-name="ce35" table:formula="of:=AVERAGE([.Z29];[.AC29];[.AF29];[.AI29])" office:value-type="percentage" office:value="0.669175" calcext:value-type="percentage">
            <text:p>66.92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2" calcext:value-type="percentage">
            <text:p>94.42%</text:p>
          </table:table-cell>
          <table:table-cell office:value-type="percentage" office:value="0.8741" calcext:value-type="percentage">
            <text:p>87.41%</text:p>
          </table:table-cell>
          <table:table-cell office:value-type="percentage" office:value="0.8278" calcext:value-type="percentage">
            <text:p>82.78%</text:p>
          </table:table-cell>
          <table:table-cell office:value-type="percentage" office:value="0.9783" calcext:value-type="percentage">
            <text:p>97.83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8333" calcext:value-type="percentage">
            <text:p>83.3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702" calcext:value-type="percentage">
            <text:p>77.02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1145" calcext:value-type="percentage">
            <text:p>11.45%</text:p>
          </table:table-cell>
          <table:table-cell office:value-type="percentage" office:value="0.5497" calcext:value-type="percentage">
            <text:p>54.97%</text:p>
          </table:table-cell>
          <table:table-cell office:value-type="percentage" office:value="0.3664" calcext:value-type="percentage">
            <text:p>36.64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5543" calcext:value-type="percentage">
            <text:p>55.43%</text:p>
          </table:table-cell>
          <table:table-cell office:value-type="percentage" office:value="0.3686" calcext:value-type="percentage">
            <text:p>36.86%</text:p>
          </table:table-cell>
          <table:table-cell office:value-type="percentage" office:value="0.0461" calcext:value-type="percentage">
            <text:p>4.6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19" table:formula="of:=[.F19]" office:value-type="percentage" office:value="0.9863" calcext:value-type="percentage">
            <text:p>98.63%</text:p>
          </table:table-cell>
          <table:table-cell table:style-name="ce19" table:formula="of:=[.G19]" office:value-type="percentage" office:value="0.9218" calcext:value-type="percentage">
            <text:p>92.18%</text:p>
          </table:table-cell>
          <table:table-cell table:style-name="ce19" table:formula="of:=[.H19]" office:value-type="percentage" office:value="0.9786" calcext:value-type="percentage">
            <text:p>97.86%</text:p>
          </table:table-cell>
          <table:table-cell table:style-name="ce34" table:formula="of:=[.F37]" office:value-type="percentage" office:value="0.9711" calcext:value-type="percentage">
            <text:p>97.11%</text:p>
          </table:table-cell>
          <table:table-cell table:style-name="ce15" table:formula="of:=[.G37]" office:value-type="percentage" office:value="0.9257" calcext:value-type="percentage">
            <text:p>92.57%</text:p>
          </table:table-cell>
          <table:table-cell table:style-name="ce34" table:formula="of:=[.H37]" office:value-type="percentage" office:value="0.7916" calcext:value-type="percentage">
            <text:p>79.16%</text:p>
          </table:table-cell>
          <table:table-cell table:style-name="ce19" table:formula="of:=[.F55]" office:value-type="percentage" office:value="0.999" calcext:value-type="percentage">
            <text:p>99.90%</text:p>
          </table:table-cell>
          <table:table-cell table:style-name="ce15" table:formula="of:=[.G55]" office:value-type="percentage" office:value="0.9938" calcext:value-type="percentage">
            <text:p>99.38%</text:p>
          </table:table-cell>
          <table:table-cell table:formula="of:=[.H55]" office:value-type="percentage" office:value="1" calcext:value-type="percentage">
            <text:p>100.00%</text:p>
          </table:table-cell>
          <table:table-cell table:style-name="ce15" table:formula="of:=[.F73]" office:value-type="percentage" office:value="0.8285" calcext:value-type="percentage">
            <text:p>82.85%</text:p>
          </table:table-cell>
          <table:table-cell table:style-name="ce15" table:formula="of:=[.G73]" office:value-type="percentage" office:value="0.4818" calcext:value-type="percentage">
            <text:p>48.18%</text:p>
          </table:table-cell>
          <table:table-cell table:style-name="ce15" table:formula="of:=[.H73]" office:value-type="percentage" office:value="0.0406" calcext:value-type="percentage">
            <text:p>4.06%</text:p>
          </table:table-cell>
          <table:table-cell table:style-name="ce36" table:formula="of:=AVERAGE([.Z30];[.AC30];[.AF30];[.AI30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01" calcext:value-type="percentage">
            <text:p>94.01%</text:p>
          </table:table-cell>
          <table:table-cell office:value-type="percentage" office:value="0.8628" calcext:value-type="percentage">
            <text:p>86.28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9451" calcext:value-type="percentage">
            <text:p>94.51%</text:p>
          </table:table-cell>
          <table:table-cell office:value-type="percentage" office:value="0.8855" calcext:value-type="percentage">
            <text:p>88.55%</text:p>
          </table:table-cell>
          <table:table-cell office:value-type="percentage" office:value="0.9784" calcext:value-type="percentage">
            <text:p>97.84%</text:p>
          </table:table-cell>
          <table:table-cell office:value-type="percentage" office:value="0.9448" calcext:value-type="percentage">
            <text:p>94.48%</text:p>
          </table:table-cell>
          <table:table-cell office:value-type="percentage" office:value="0.8286" calcext:value-type="percentage">
            <text:p>82.8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82" calcext:value-type="percentage">
            <text:p>46.82%</text:p>
          </table:table-cell>
          <table:table-cell office:value-type="percentage" office:value="0.4389" calcext:value-type="percentage">
            <text:p>43.89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4988" calcext:value-type="percentage">
            <text:p>49.88%</text:p>
          </table:table-cell>
          <table:table-cell office:value-type="percentage" office:value="0.343" calcext:value-type="percentage">
            <text:p>34.30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4622" calcext:value-type="percentage">
            <text:p>46.22%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23" calcext:value-type="percentage">
            <text:p>23.00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16" table:formula="of:=[.I19]" office:value-type="percentage" office:value="0.9846" calcext:value-type="percentage">
            <text:p>98.46%</text:p>
          </table:table-cell>
          <table:table-cell table:style-name="ce16" table:formula="of:=[.J19]" office:value-type="percentage" office:value="0.9099" calcext:value-type="percentage">
            <text:p>90.99%</text:p>
          </table:table-cell>
          <table:table-cell table:style-name="ce16" table:formula="of:=[.K19]" office:value-type="percentage" office:value="0.9309" calcext:value-type="percentage">
            <text:p>93.09%</text:p>
          </table:table-cell>
          <table:table-cell table:style-name="ce18" table:formula="of:=[.I37]" office:value-type="percentage" office:value="0.9773" calcext:value-type="percentage">
            <text:p>97.73%</text:p>
          </table:table-cell>
          <table:table-cell table:style-name="ce18" table:formula="of:=[.J37]" office:value-type="percentage" office:value="0.9418" calcext:value-type="percentage">
            <text:p>94.18%</text:p>
          </table:table-cell>
          <table:table-cell table:style-name="ce18" table:formula="of:=[.K37]" office:value-type="percentage" office:value="0.8216" calcext:value-type="percentage">
            <text:p>82.16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8" calcext:value-type="percentage">
            <text:p>83.80%</text:p>
          </table:table-cell>
          <table:table-cell table:style-name="ce32" table:formula="of:=[.J73]" office:value-type="percentage" office:value="0.485" calcext:value-type="percentage">
            <text:p>48.50%</text:p>
          </table:table-cell>
          <table:table-cell table:style-name="ce16" table:formula="of:=[.K73]" office:value-type="percentage" office:value="0.0389" calcext:value-type="percentage">
            <text:p>3.89%</text:p>
          </table:table-cell>
          <table:table-cell table:style-name="ce36" table:formula="of:=AVERAGE([.Z31];[.AC31];[.AF31];[.AI31])" office:value-type="percentage" office:value="0.830775" calcext:value-type="percentage">
            <text:p>83.08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IF</text:p>
          </table:table-cell>
          <table:table-cell table:style-name="ce20" table:formula="of:=[.C20]" office:value-type="percentage" office:value="0.9146" calcext:value-type="percentage">
            <text:p>91.46%</text:p>
          </table:table-cell>
          <table:table-cell table:style-name="ce20" table:formula="of:=[.D20]" office:value-type="percentage" office:value="0.6703" calcext:value-type="percentage">
            <text:p>67.03%</text:p>
          </table:table-cell>
          <table:table-cell table:style-name="ce20" table:formula="of:=[.E20]" office:value-type="percentage" office:value="0.676" calcext:value-type="percentage">
            <text:p>67.60%</text:p>
          </table:table-cell>
          <table:table-cell table:style-name="ce17" table:formula="of:=[.C38]" office:value-type="percentage" office:value="0.861" calcext:value-type="percentage">
            <text:p>86.10%</text:p>
          </table:table-cell>
          <table:table-cell table:style-name="ce17" table:formula="of:=[.D38]" office:value-type="percentage" office:value="0.7409" calcext:value-type="percentage">
            <text:p>74.09%</text:p>
          </table:table-cell>
          <table:table-cell table:style-name="ce17" table:formula="of:=[.E38]" office:value-type="percentage" office:value="0.7539" calcext:value-type="percentage">
            <text:p>75.39%</text:p>
          </table:table-cell>
          <table:table-cell table:style-name="ce17" table:formula="of:=[.C56]" office:value-type="percentage" office:value="0.9692" calcext:value-type="percentage">
            <text:p>96.92%</text:p>
          </table:table-cell>
          <table:table-cell table:style-name="ce17" table:formula="of:=[.D56]" office:value-type="percentage" office:value="0.8249" calcext:value-type="percentage">
            <text:p>82.49%</text:p>
          </table:table-cell>
          <table:table-cell table:style-name="ce17" table:formula="of:=[.E56]" office:value-type="percentage" office:value="0.748" calcext:value-type="percentage">
            <text:p>74.80%</text:p>
          </table:table-cell>
          <table:table-cell table:style-name="ce17" table:formula="of:=[.C74]" office:value-type="percentage" office:value="0.7373" calcext:value-type="percentage">
            <text:p>73.73%</text:p>
          </table:table-cell>
          <table:table-cell table:style-name="ce14" table:formula="of:=[.D74]" office:value-type="percentage" office:value="0.5229" calcext:value-type="percentage">
            <text:p>52.29%</text:p>
          </table:table-cell>
          <table:table-cell table:style-name="ce14" table:formula="of:=[.E74]" office:value-type="percentage" office:value="0.2589" calcext:value-type="percentage">
            <text:p>25.89%</text:p>
          </table:table-cell>
          <table:table-cell table:style-name="ce35" table:formula="of:=AVERAGE([.Z32];[.AC32];[.AF32];[.AI32])" office:value-type="percentage" office:value="0.68975" calcext:value-type="percentage">
            <text:p>68.98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3.6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2 (13.6% contamination) train and NF-CSE-CIC-IDS2018-v3 test</text:span>.</text:p>
          </table:table-cell>
          <table:table-cell table:style-name="Default" table:number-columns-repeated="8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F20]" office:value-type="percentage" office:value="0.9866" calcext:value-type="percentage">
            <text:p>98.66%</text:p>
          </table:table-cell>
          <table:table-cell table:style-name="ce19" table:formula="of:=[.G20]" office:value-type="percentage" office:value="0.9235" calcext:value-type="percentage">
            <text:p>92.35%</text:p>
          </table:table-cell>
          <table:table-cell table:style-name="ce19" table:formula="of:=[.H20]" office:value-type="percentage" office:value="0.9877" calcext:value-type="percentage">
            <text:p>98.77%</text:p>
          </table:table-cell>
          <table:table-cell table:style-name="ce34" table:formula="of:=[.F38]" office:value-type="percentage" office:value="0.8979" calcext:value-type="percentage">
            <text:p>89.79%</text:p>
          </table:table-cell>
          <table:table-cell table:style-name="ce34" table:formula="of:=[.G38]" office:value-type="percentage" office:value="0.8111" calcext:value-type="percentage">
            <text:p>81.11%</text:p>
          </table:table-cell>
          <table:table-cell table:style-name="ce19" table:formula="of:=[.H38]" office:value-type="percentage" office:value="0.9184" calcext:value-type="percentage">
            <text:p>91.84%</text:p>
          </table:table-cell>
          <table:table-cell table:style-name="ce19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384" calcext:value-type="percentage">
            <text:p>83.84%</text:p>
          </table:table-cell>
          <table:table-cell table:style-name="ce34" table:formula="of:=[.G74]" office:value-type="percentage" office:value="0.4863" calcext:value-type="percentage">
            <text:p>48.63%</text:p>
          </table:table-cell>
          <table:table-cell table:style-name="ce15" table:formula="of:=[.H74]" office:value-type="percentage" office:value="0.0405" calcext:value-type="percentage">
            <text:p>4.05%</text:p>
          </table:table-cell>
          <table:table-cell table:style-name="ce39" table:formula="of:=AVERAGE([.Z33];[.AC33];[.AF33];[.AI33])" office:value-type="percentage" office:value="0.803675" calcext:value-type="percentage">
            <text:p>80.37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32" table:formula="of:=[.I20]" office:value-type="percentage" office:value="0.9865" calcext:value-type="percentage">
            <text:p>98.65%</text:p>
          </table:table-cell>
          <table:table-cell table:style-name="ce16" table:formula="of:=[.J20]" office:value-type="percentage" office:value="0.9228" calcext:value-type="percentage">
            <text:p>92.28%</text:p>
          </table:table-cell>
          <table:table-cell table:style-name="ce16" table:formula="of:=[.K20]" office:value-type="percentage" office:value="0.9854" calcext:value-type="percentage">
            <text:p>98.54%</text:p>
          </table:table-cell>
          <table:table-cell table:style-name="ce18" table:formula="of:=[.I38]" office:value-type="percentage" office:value="0.94" calcext:value-type="percentage">
            <text:p>94.00%</text:p>
          </table:table-cell>
          <table:table-cell table:style-name="ce18" table:formula="of:=[.J38]" office:value-type="percentage" office:value="0.8554" calcext:value-type="percentage">
            <text:p>85.54%</text:p>
          </table:table-cell>
          <table:table-cell table:style-name="ce32" table:formula="of:=[.K38]" office:value-type="percentage" office:value="0.7319" calcext:value-type="percentage">
            <text:p>73.19%</text:p>
          </table:table-cell>
          <table:table-cell table:style-name="ce32" table:formula="of:=[.I56]" office:value-type="percentage" office:value="0.9981" calcext:value-type="percentage">
            <text:p>99.81%</text:p>
          </table:table-cell>
          <table:table-cell table:style-name="ce32" table:formula="of:=[.J56]" office:value-type="percentage" office:value="0.988" calcext:value-type="percentage">
            <text:p>98.80%</text:p>
          </table:table-cell>
          <table:table-cell table:style-name="ce32" table:formula="of:=[.K56]" office:value-type="percentage" office:value="0.9781" calcext:value-type="percentage">
            <text:p>97.81%</text:p>
          </table:table-cell>
          <table:table-cell table:style-name="ce32" table:formula="of:=[.I74]" office:value-type="percentage" office:value="0.8382" calcext:value-type="percentage">
            <text:p>83.82%</text:p>
          </table:table-cell>
          <table:table-cell table:style-name="ce32" table:formula="of:=[.J74]" office:value-type="percentage" office:value="0.4863" calcext:value-type="percentage">
            <text:p>48.63%</text:p>
          </table:table-cell>
          <table:table-cell table:style-name="ce32" table:formula="of:=[.K74]" office:value-type="percentage" office:value="0.0406" calcext:value-type="percentage">
            <text:p>4.06%</text:p>
          </table:table-cell>
          <table:table-cell table:style-name="ce41" table:formula="of:=AVERAGE([.Z34];[.AC34];[.AF34];[.AI34])" office:value-type="percentage" office:value="0.813125" calcext:value-type="percentage">
            <text:p>81.31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C21]" office:value-type="percentage" office:value="0.9528" calcext:value-type="percentage">
            <text:p>95.28%</text:p>
          </table:table-cell>
          <table:table-cell table:style-name="ce20" table:formula="of:=[.D21]" office:value-type="percentage" office:value="0.7173" calcext:value-type="percentage">
            <text:p>71.73%</text:p>
          </table:table-cell>
          <table:table-cell table:style-name="ce20" table:formula="of:=[.E21]" office:value-type="percentage" office:value="0.5042" calcext:value-type="percentage">
            <text:p>50.42%</text:p>
          </table:table-cell>
          <table:table-cell table:style-name="ce20" table:formula="of:=[.C39]" office:value-type="percentage" office:value="0.9461" calcext:value-type="percentage">
            <text:p>94.61%</text:p>
          </table:table-cell>
          <table:table-cell table:style-name="ce20" table:formula="of:=[.D39]" office:value-type="percentage" office:value="0.8618" calcext:value-type="percentage">
            <text:p>86.18%</text:p>
          </table:table-cell>
          <table:table-cell table:style-name="ce20" table:formula="of:=[.E39]" office:value-type="percentage" office:value="0.6916" calcext:value-type="percentage">
            <text:p>69.16%</text:p>
          </table:table-cell>
          <table:table-cell table:style-name="ce20" table:formula="of:=[.C57]" office:value-type="percentage" office:value="0.955" calcext:value-type="percentage">
            <text:p>95.50%</text:p>
          </table:table-cell>
          <table:table-cell table:style-name="ce20" table:formula="of:=[.D57]" office:value-type="percentage" office:value="0.7453" calcext:value-type="percentage">
            <text:p>74.53%</text:p>
          </table:table-cell>
          <table:table-cell table:style-name="ce20" table:formula="of:=[.E57]" office:value-type="percentage" office:value="0.5816" calcext:value-type="percentage">
            <text:p>58.16%</text:p>
          </table:table-cell>
          <table:table-cell table:style-name="ce20" table:formula="of:=[.C75]" office:value-type="percentage" office:value="0.8273" calcext:value-type="percentage">
            <text:p>82.73%</text:p>
          </table:table-cell>
          <table:table-cell table:style-name="ce14" table:formula="of:=[.D75]" office:value-type="percentage" office:value="0.6866" calcext:value-type="percentage">
            <text:p>68.66%</text:p>
          </table:table-cell>
          <table:table-cell table:style-name="ce14" table:formula="of:=[.E75]" office:value-type="percentage" office:value="0.6079" calcext:value-type="percentage">
            <text:p>60.79%</text:p>
          </table:table-cell>
          <table:table-cell table:style-name="ce35" table:formula="of:=AVERAGE([.Z35];[.AC35];[.AF35];[.AI35])" office:value-type="percentage" office:value="0.75275" calcext:value-type="percentage">
            <text:p>75.28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F21]" office:value-type="percentage" office:value="0.9857" calcext:value-type="percentage">
            <text:p>98.57%</text:p>
          </table:table-cell>
          <table:table-cell table:style-name="ce19" table:formula="of:=[.G21]" office:value-type="percentage" office:value="0.917" calcext:value-type="percentage">
            <text:p>91.70%</text:p>
          </table:table-cell>
          <table:table-cell table:style-name="ce15" table:formula="of:=[.H21]" office:value-type="percentage" office:value="0.9572" calcext:value-type="percentage">
            <text:p>95.72%</text:p>
          </table:table-cell>
          <table:table-cell table:style-name="ce19" table:formula="of:=[.F39]" office:value-type="percentage" office:value="0.978" calcext:value-type="percentage">
            <text:p>97.80%</text:p>
          </table:table-cell>
          <table:table-cell table:style-name="ce19" table:formula="of:=[.G39]" office:value-type="percentage" office:value="0.9438" calcext:value-type="percentage">
            <text:p>94.38%</text:p>
          </table:table-cell>
          <table:table-cell table:style-name="ce19" table:formula="of:=[.H39]" office:value-type="percentage" office:value="0.8267" calcext:value-type="percentage">
            <text:p>82.67%</text:p>
          </table:table-cell>
          <table:table-cell table:style-name="ce19" table:formula="of:=[.F57]" office:value-type="percentage" office:value="0.9979" calcext:value-type="percentage">
            <text:p>99.79%</text:p>
          </table:table-cell>
          <table:table-cell table:style-name="ce19" table:formula="of:=[.G57]" office:value-type="percentage" office:value="0.9869" calcext:value-type="percentage">
            <text:p>98.69%</text:p>
          </table:table-cell>
          <table:table-cell table:formula="of:=[.H57]" office:value-type="percentage" office:value="0.9735" calcext:value-type="percentage">
            <text:p>97.35%</text:p>
          </table:table-cell>
          <table:table-cell table:style-name="ce19" table:formula="of:=[.F75]" office:value-type="percentage" office:value="0.8384" calcext:value-type="percentage">
            <text:p>83.84%</text:p>
          </table:table-cell>
          <table:table-cell table:style-name="ce15" table:formula="of:=[.G75]" office:value-type="percentage" office:value="0.4863" calcext:value-type="percentage">
            <text:p>48.63%</text:p>
          </table:table-cell>
          <table:table-cell table:style-name="ce15" table:formula="of:=[.H75]" office:value-type="percentage" office:value="0.0404" calcext:value-type="percentage">
            <text:p>4.04%</text:p>
          </table:table-cell>
          <table:table-cell table:style-name="ce36" table:formula="of:=AVERAGE([.Z36];[.AC36];[.AF36];[.AI36])" office:value-type="percentage" office:value="0.8335" calcext:value-type="percentage">
            <text:p>83.35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91" calcext:value-type="percentage">
            <text:p>85.91%</text:p>
          </table:table-cell>
          <table:table-cell office:value-type="percentage" office:value="0.7376" calcext:value-type="percentage">
            <text:p>73.76%</text:p>
          </table:table-cell>
          <table:table-cell office:value-type="percentage" office:value="0.7471" calcext:value-type="percentage">
            <text:p>74.71%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57" calcext:value-type="percentage">
            <text:p>92.57%</text:p>
          </table:table-cell>
          <table:table-cell office:value-type="percentage" office:value="0.7916" calcext:value-type="percentage">
            <text:p>79.16%</text:p>
          </table:table-cell>
          <table:table-cell office:value-type="percentage" office:value="0.9773" calcext:value-type="percentage">
            <text:p>97.73%</text:p>
          </table:table-cell>
          <table:table-cell office:value-type="percentage" office:value="0.9418" calcext:value-type="percentage">
            <text:p>94.18%</text:p>
          </table:table-cell>
          <table:table-cell office:value-type="percentage" office:value="0.8216" calcext:value-type="percentage">
            <text:p>82.16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4285" calcext:value-type="percentage">
            <text:p>42.85%</text:p>
          </table:table-cell>
          <table:table-cell office:value-type="percentage" office:value="0.4026" calcext:value-type="percentage">
            <text:p>40.26%</text:p>
          </table:table-cell>
          <table:table-cell office:value-type="percentage" office:value="0.8513" calcext:value-type="percentage">
            <text:p>85.13%</text:p>
          </table:table-cell>
          <table:table-cell office:value-type="percentage" office:value="0.4646" calcext:value-type="percentage">
            <text:p>46.46%</text:p>
          </table:table-cell>
          <table:table-cell office:value-type="percentage" office:value="0.327" calcext:value-type="percentage">
            <text:p>32.7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3767" calcext:value-type="percentage">
            <text:p>37.67%</text:p>
          </table:table-cell>
          <table:table-cell office:value-type="percentage" office:value="0.3427" calcext:value-type="percentage">
            <text:p>34.27%</text:p>
          </table:table-cell>
          <table:table-cell office:value-type="percentage" office:value="0.5757" calcext:value-type="percentage">
            <text:p>57.57%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I21]" office:value-type="percentage" office:value="0.9391" calcext:value-type="percentage">
            <text:p>93.91%</text:p>
          </table:table-cell>
          <table:table-cell table:style-name="ce16" table:formula="of:=[.J21]" office:value-type="percentage" office:value="0.7668" calcext:value-type="percentage">
            <text:p>76.68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8288" calcext:value-type="percentage">
            <text:p>82.88%</text:p>
          </table:table-cell>
          <table:table-cell table:style-name="ce16" table:formula="of:=[.J39]" office:value-type="percentage" office:value="0.6816" calcext:value-type="percentage">
            <text:p>68.16%</text:p>
          </table:table-cell>
          <table:table-cell table:style-name="ce16" table:formula="of:=[.K39]" office:value-type="percentage" office:value="0.6221" calcext:value-type="percentage">
            <text:p>62.21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461" calcext:value-type="percentage">
            <text:p>74.61%</text:p>
          </table:table-cell>
          <table:table-cell table:style-name="ce32" table:formula="of:=[.J75]" office:value-type="percentage" office:value="0.5419" calcext:value-type="percentage">
            <text:p>54.19%</text:p>
          </table:table-cell>
          <table:table-cell table:style-name="ce16" table:formula="of:=[.K75]" office:value-type="percentage" office:value="0.3025" calcext:value-type="percentage">
            <text:p>30.25%</text:p>
          </table:table-cell>
          <table:table-cell table:style-name="ce22" table:formula="of:=AVERAGE([.Z37];[.AC37];[.AF37];[.AI37])" office:value-type="percentage" office:value="0.740925" calcext:value-type="percentage">
            <text:p>74.0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1" calcext:value-type="percentage">
            <text:p>86.10%</text:p>
          </table:table-cell>
          <table:table-cell office:value-type="percentage" office:value="0.7409" calcext:value-type="percentage">
            <text:p>74.09%</text:p>
          </table:table-cell>
          <table:table-cell office:value-type="percentage" office:value="0.7539" calcext:value-type="percentage">
            <text:p>75.39%</text:p>
          </table:table-cell>
          <table:table-cell office:value-type="percentage" office:value="0.8979" calcext:value-type="percentage">
            <text:p>89.79%</text:p>
          </table:table-cell>
          <table:table-cell office:value-type="percentage" office:value="0.8111" calcext:value-type="percentage">
            <text:p>81.11%</text:p>
          </table:table-cell>
          <table:table-cell office:value-type="percentage" office:value="0.9184" calcext:value-type="percentage">
            <text:p>91.84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8554" calcext:value-type="percentage">
            <text:p>85.54%</text:p>
          </table:table-cell>
          <table:table-cell office:value-type="percentage" office:value="0.7319" calcext:value-type="percentage">
            <text:p>73.19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467" calcext:value-type="percentage">
            <text:p>46.70%</text:p>
          </table:table-cell>
          <table:table-cell office:value-type="percentage" office:value="0.4336" calcext:value-type="percentage">
            <text:p>43.36%</text:p>
          </table:table-cell>
          <table:table-cell office:value-type="percentage" office:value="0.8664" calcext:value-type="percentage">
            <text:p>86.64%</text:p>
          </table:table-cell>
          <table:table-cell office:value-type="percentage" office:value="0.8679" calcext:value-type="percentage">
            <text:p>86.79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7849" calcext:value-type="percentage">
            <text:p>78.49%</text:p>
          </table:table-cell>
          <table:table-cell office:value-type="percentage" office:value="0.4426" calcext:value-type="percentage">
            <text:p>44.26%</text:p>
          </table:table-cell>
          <table:table-cell office:value-type="percentage" office:value="0.0049" calcext:value-type="percentage">
            <text:p>0.49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20" table:formula="of:=[.C22]" office:value-type="percentage" office:value="0.9159" calcext:value-type="percentage">
            <text:p>91.59%</text:p>
          </table:table-cell>
          <table:table-cell table:style-name="ce20" table:formula="of:=[.D22]" office:value-type="percentage" office:value="0.669" calcext:value-type="percentage">
            <text:p>66.90%</text:p>
          </table:table-cell>
          <table:table-cell table:style-name="ce20" table:formula="of:=[.E22]" office:value-type="percentage" office:value="0.6567" calcext:value-type="percentage">
            <text:p>65.67%</text:p>
          </table:table-cell>
          <table:table-cell table:style-name="ce17" table:formula="of:=[.C40]" office:value-type="percentage" office:value="0.8881" calcext:value-type="percentage">
            <text:p>88.81%</text:p>
          </table:table-cell>
          <table:table-cell table:style-name="ce17" table:formula="of:=[.D40]" office:value-type="percentage" office:value="0.7882" calcext:value-type="percentage">
            <text:p>78.82%</text:p>
          </table:table-cell>
          <table:table-cell table:style-name="ce14" table:formula="of:=[.E40]" office:value-type="percentage" office:value="0.8422" calcext:value-type="percentage">
            <text:p>84.22%</text:p>
          </table:table-cell>
          <table:table-cell table:style-name="ce17" table:formula="of:=[.C58]" office:value-type="percentage" office:value="0.9682" calcext:value-type="percentage">
            <text:p>96.82%</text:p>
          </table:table-cell>
          <table:table-cell table:style-name="ce17" table:formula="of:=[.D58]" office:value-type="percentage" office:value="0.8078" calcext:value-type="percentage">
            <text:p>80.78%</text:p>
          </table:table-cell>
          <table:table-cell table:style-name="ce17" table:formula="of:=[.E58]" office:value-type="percentage" office:value="0.6668" calcext:value-type="percentage">
            <text:p>66.68%</text:p>
          </table:table-cell>
          <table:table-cell table:style-name="ce17" table:formula="of:=[.C76]" office:value-type="percentage" office:value="0.7637" calcext:value-type="percentage">
            <text:p>76.37%</text:p>
          </table:table-cell>
          <table:table-cell table:style-name="ce14" table:formula="of:=[.D76]" office:value-type="percentage" office:value="0.5699" calcext:value-type="percentage">
            <text:p>56.99%</text:p>
          </table:table-cell>
          <table:table-cell table:style-name="ce14" table:formula="of:=[.E76]" office:value-type="percentage" office:value="0.3574" calcext:value-type="percentage">
            <text:p>35.74%</text:p>
          </table:table-cell>
          <table:table-cell table:style-name="ce35" table:formula="of:=AVERAGE([.Z38];[.AC38];[.AF38];[.AI38])" office:value-type="percentage" office:value="0.708725" calcext:value-type="percentage">
            <text:p>70.87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61" calcext:value-type="percentage">
            <text:p>94.61%</text:p>
          </table:table-cell>
          <table:table-cell office:value-type="percentage" office:value="0.8618" calcext:value-type="percentage">
            <text:p>86.18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8" calcext:value-type="percentage">
            <text:p>97.80%</text:p>
          </table:table-cell>
          <table:table-cell office:value-type="percentage" office:value="0.9438" calcext:value-type="percentage">
            <text:p>94.38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288" calcext:value-type="percentage">
            <text:p>82.88%</text:p>
          </table:table-cell>
          <table:table-cell office:value-type="percentage" office:value="0.6816" calcext:value-type="percentage">
            <text:p>68.16%</text:p>
          </table:table-cell>
          <table:table-cell office:value-type="percentage" office:value="0.6221" calcext:value-type="percentage">
            <text:p>62.21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311" calcext:value-type="percentage">
            <text:p>73.11%</text:p>
          </table:table-cell>
          <table:table-cell office:value-type="percentage" office:value="0.4876" calcext:value-type="percentage">
            <text:p>48.76%</text:p>
          </table:table-cell>
          <table:table-cell office:value-type="percentage" office:value="0.1615" calcext:value-type="percentage">
            <text:p>16.15%</text:p>
          </table:table-cell>
          <table:table-cell office:value-type="percentage" office:value="0.7123" calcext:value-type="percentage">
            <text:p>71.23%</text:p>
          </table:table-cell>
          <table:table-cell office:value-type="percentage" office:value="0.4171" calcext:value-type="percentage">
            <text:p>41.71%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691" calcext:value-type="percentage">
            <text:p>46.91%</text:p>
          </table:table-cell>
          <table:table-cell office:value-type="percentage" office:value="0.354" calcext:value-type="percentage">
            <text:p>35.40%</text:p>
          </table:table-cell>
          <table:table-cell office:value-type="percentage" office:value="0.1813" calcext:value-type="percentage">
            <text:p>18.13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F22]" office:value-type="percentage" office:value="0.9862" calcext:value-type="percentage">
            <text:p>98.62%</text:p>
          </table:table-cell>
          <table:table-cell table:style-name="ce15" table:formula="of:=[.G22]" office:value-type="percentage" office:value="0.9189" calcext:value-type="percentage">
            <text:p>91.89%</text:p>
          </table:table-cell>
          <table:table-cell table:style-name="ce15" table:formula="of:=[.H22]" office:value-type="percentage" office:value="0.9492" calcext:value-type="percentage">
            <text:p>94.92%</text:p>
          </table:table-cell>
          <table:table-cell table:style-name="ce34" table:formula="of:=[.F40]" office:value-type="percentage" office:value="0.9686" calcext:value-type="percentage">
            <text:p>96.86%</text:p>
          </table:table-cell>
          <table:table-cell table:style-name="ce15" table:formula="of:=[.G40]" office:value-type="percentage" office:value="0.9189" calcext:value-type="percentage">
            <text:p>91.89%</text:p>
          </table:table-cell>
          <table:table-cell table:style-name="ce34" table:formula="of:=[.H40]" office:value-type="percentage" office:value="0.7779" calcext:value-type="percentage">
            <text:p>77.79%</text:p>
          </table:table-cell>
          <table:table-cell table:style-name="ce19" table:formula="of:=[.F58]" office:value-type="percentage" office:value="0.999" calcext:value-type="percentage">
            <text:p>99.90%</text:p>
          </table:table-cell>
          <table:table-cell table:style-name="ce19" table:formula="of:=[.G58]" office:value-type="percentage" office:value="0.9938" calcext:value-type="percentage">
            <text:p>99.38%</text:p>
          </table:table-cell>
          <table:table-cell table:formula="of:=[.H58]" office:value-type="percentage" office:value="1" calcext:value-type="percentage">
            <text:p>100.00%</text:p>
          </table:table-cell>
          <table:table-cell table:style-name="ce15" table:formula="of:=[.F76]" office:value-type="percentage" office:value="0.833" calcext:value-type="percentage">
            <text:p>83.30%</text:p>
          </table:table-cell>
          <table:table-cell table:style-name="ce15" table:formula="of:=[.G76]" office:value-type="percentage" office:value="0.4841" calcext:value-type="percentage">
            <text:p>48.41%</text:p>
          </table:table-cell>
          <table:table-cell table:style-name="ce15" table:formula="of:=[.H76]" office:value-type="percentage" office:value="0.041" calcext:value-type="percentage">
            <text:p>4.10%</text:p>
          </table:table-cell>
          <table:table-cell table:style-name="ce22" table:formula="of:=AVERAGE([.Z39];[.AC39];[.AF39];[.AI39])" office:value-type="percentage" office:value="0.828925" calcext:value-type="percentage">
            <text:p>82.8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81" calcext:value-type="percentage">
            <text:p>88.81%</text:p>
          </table:table-cell>
          <table:table-cell office:value-type="percentage" office:value="0.7882" calcext:value-type="percentage">
            <text:p>78.82%</text:p>
          </table:table-cell>
          <table:table-cell office:value-type="percentage" office:value="0.8422" calcext:value-type="percentage">
            <text:p>84.22%</text:p>
          </table:table-cell>
          <table:table-cell office:value-type="percentage" office:value="0.9686" calcext:value-type="percentage">
            <text:p>96.86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7779" calcext:value-type="percentage">
            <text:p>77.79%</text:p>
          </table:table-cell>
          <table:table-cell office:value-type="percentage" office:value="0.9709" calcext:value-type="percentage">
            <text:p>97.09%</text:p>
          </table:table-cell>
          <table:table-cell office:value-type="percentage" office:value="0.9284" calcext:value-type="percentage">
            <text:p>92.84%</text:p>
          </table:table-cell>
          <table:table-cell office:value-type="percentage" office:value="0.8379" calcext:value-type="percentage">
            <text:p>83.7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4665" calcext:value-type="percentage">
            <text:p>46.65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9122" calcext:value-type="percentage">
            <text:p>91.22%</text:p>
          </table:table-cell>
          <table:table-cell office:value-type="percentage" office:value="0.4938" calcext:value-type="percentage">
            <text:p>49.38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0459" calcext:value-type="percentage">
            <text:p>4.59%</text:p>
          </table:table-cell>
          <table:table-cell office:value-type="percentage" office:value="0.4365" calcext:value-type="percentage">
            <text:p>43.65%</text:p>
          </table:table-cell>
          <table:table-cell office:value-type="percentage" office:value="0.3467" calcext:value-type="percentage">
            <text:p>34.67%</text:p>
          </table:table-cell>
          <table:table-cell office:value-type="percentage" office:value="0.2536" calcext:value-type="percentage">
            <text:p>25.36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18" table:formula="of:=[.I22]" office:value-type="percentage" office:value="0.9865" calcext:value-type="percentage">
            <text:p>98.65%</text:p>
          </table:table-cell>
          <table:table-cell table:style-name="ce18" table:formula="of:=[.J22]" office:value-type="percentage" office:value="0.9228" calcext:value-type="percentage">
            <text:p>92.28%</text:p>
          </table:table-cell>
          <table:table-cell table:style-name="ce18" table:formula="of:=[.K22]" office:value-type="percentage" office:value="0.9839" calcext:value-type="percentage">
            <text:p>98.39%</text:p>
          </table:table-cell>
          <table:table-cell table:style-name="ce18" table:formula="of:=[.I40]" office:value-type="percentage" office:value="0.9709" calcext:value-type="percentage">
            <text:p>97.09%</text:p>
          </table:table-cell>
          <table:table-cell table:style-name="ce18" table:formula="of:=[.J40]" office:value-type="percentage" office:value="0.9284" calcext:value-type="percentage">
            <text:p>92.84%</text:p>
          </table:table-cell>
          <table:table-cell table:style-name="ce32" table:formula="of:=[.K40]" office:value-type="percentage" office:value="0.8379" calcext:value-type="percentage">
            <text:p>83.79%</text:p>
          </table:table-cell>
          <table:table-cell table:style-name="ce32" table:formula="of:=[.I58]" office:value-type="percentage" office:value="0.9982" calcext:value-type="percentage">
            <text:p>99.82%</text:p>
          </table:table-cell>
          <table:table-cell table:style-name="ce32" table:formula="of:=[.J58]" office:value-type="percentage" office:value="0.9888" calcext:value-type="percentage">
            <text:p>98.88%</text:p>
          </table:table-cell>
          <table:table-cell table:style-name="ce32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371" calcext:value-type="percentage">
            <text:p>83.71%</text:p>
          </table:table-cell>
          <table:table-cell table:style-name="ce32" table:formula="of:=[.J76]" office:value-type="percentage" office:value="0.4856" calcext:value-type="percentage">
            <text:p>48.56%</text:p>
          </table:table-cell>
          <table:table-cell table:style-name="ce32" table:formula="of:=[.K76]" office:value-type="percentage" office:value="0.0404" calcext:value-type="percentage">
            <text:p>4.04%</text:p>
          </table:table-cell>
          <table:table-cell table:style-name="ce38" table:formula="of:=AVERAGE([.Z40];[.AC40];[.AF40];[.AI40])" office:value-type="percentage" office:value="0.8314" calcext:value-type="percentage">
            <text:p>83.14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8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28" calcext:value-type="percentage">
            <text:p>89.28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1187" calcext:value-type="percentage">
            <text:p>11.87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PCA</text:p>
          </table:table-cell>
          <table:table-cell table:style-name="ce28" table:formula="of:=[.N10]" office:value-type="percentage" office:value="0.5696" calcext:value-type="percentage">
            <text:p>56.96%</text:p>
          </table:table-cell>
          <table:table-cell table:style-name="ce28" table:formula="of:=[.O10]" office:value-type="percentage" office:value="0.4354" calcext:value-type="percentage">
            <text:p>43.54%</text:p>
          </table:table-cell>
          <table:table-cell table:style-name="ce28" table:formula="of:=[.P10]" office:value-type="percentage" office:value="1" calcext:value-type="percentage">
            <text:p>100.00%</text:p>
          </table:table-cell>
          <table:table-cell table:style-name="ce29" table:formula="of:=[.N28]" office:value-type="percentage" office:value="0.4315" calcext:value-type="percentage">
            <text:p>43.15%</text:p>
          </table:table-cell>
          <table:table-cell table:style-name="ce28" table:formula="of:=[.O28]" office:value-type="percentage" office:value="0.4075" calcext:value-type="percentage">
            <text:p>40.75%</text:p>
          </table:table-cell>
          <table:table-cell table:style-name="ce28" table:formula="of:=[.P28]" office:value-type="percentage" office:value="0.8892" calcext:value-type="percentage">
            <text:p>88.92%</text:p>
          </table:table-cell>
          <table:table-cell table:style-name="ce14" table:formula="of:=[.N46]" office:value-type="percentage" office:value="0.8928" calcext:value-type="percentage">
            <text:p>89.28%</text:p>
          </table:table-cell>
          <table:table-cell table:style-name="ce14" table:formula="of:=[.O46]" office:value-type="percentage" office:value="0.512" calcext:value-type="percentage">
            <text:p>51.20%</text:p>
          </table:table-cell>
          <table:table-cell table:style-name="ce20" table:formula="of:=[.P46]" office:value-type="percentage" office:value="0.1187" calcext:value-type="percentage">
            <text:p>11.87%</text:p>
          </table:table-cell>
          <table:table-cell table:style-name="ce20" table:formula="of:=[.N64]" office:value-type="percentage" office:value="0.939" calcext:value-type="percentage">
            <text:p>93.90%</text:p>
          </table:table-cell>
          <table:table-cell table:style-name="ce20" table:formula="of:=[.O64]" office:value-type="percentage" office:value="0.8543" calcext:value-type="percentage">
            <text:p>85.43%</text:p>
          </table:table-cell>
          <table:table-cell table:style-name="ce20" table:formula="of:=[.P64]" office:value-type="percentage" office:value="0.7389" calcext:value-type="percentage">
            <text:p>73.89%</text:p>
          </table:table-cell>
          <table:table-cell table:style-name="ce44" table:formula="of:=AVERAGE([.Z46];[.AC46];[.AF46];[.AI46])" office:value-type="percentage" office:value="0.5523" calcext:value-type="percentage">
            <text:p>55.23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1" calcext:value-type="percentage">
            <text:p>98.01%</text:p>
          </table:table-cell>
          <table:table-cell office:value-type="percentage" office:value="0.8768" calcext:value-type="percentage">
            <text:p>87.68%</text:p>
          </table:table-cell>
          <table:table-cell office:value-type="percentage" office:value="0.7857" calcext:value-type="percentage">
            <text:p>78.5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608" calcext:value-type="percentage">
            <text:p>96.08%</text:p>
          </table:table-cell>
          <table:table-cell office:value-type="percentage" office:value="0.5443" calcext:value-type="percentage">
            <text:p>54.43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5" calcext:value-type="percentage">
            <text:p>97.95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9851" calcext:value-type="percentage">
            <text:p>98.51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29" table:formula="of:=[.Q10]" office:value-type="percentage" office:value="0.041" calcext:value-type="percentage">
            <text:p>4.10%</text:p>
          </table:table-cell>
          <table:table-cell table:style-name="ce29" table:formula="of:=[.R10]" office:value-type="percentage" office:value="0.0394" calcext:value-type="percentage">
            <text:p>3.94%</text:p>
          </table:table-cell>
          <table:table-cell table:style-name="ce28" table:formula="of:=[.S10]" office:value-type="percentage" office:value="1" calcext:value-type="percentage">
            <text:p>100.00%</text:p>
          </table:table-cell>
          <table:table-cell table:style-name="ce28" table:formula="of:=[.Q28]" office:value-type="percentage" office:value="0.4945" calcext:value-type="percentage">
            <text:p>49.45%</text:p>
          </table:table-cell>
          <table:table-cell table:style-name="ce29" table:formula="of:=[.R28]" office:value-type="percentage" office:value="0.3413" calcext:value-type="percentage">
            <text:p>34.13%</text:p>
          </table:table-cell>
          <table:table-cell table:style-name="ce29" table:formula="of:=[.S28]" office:value-type="percentage" office:value="0.0472" calcext:value-type="percentage">
            <text:p>4.72%</text:p>
          </table:table-cell>
          <table:table-cell table:style-name="ce34" table:formula="of:=[.Q46]" office:value-type="percentage" office:value="0.0398" calcext:value-type="percentage">
            <text:p>3.98%</text:p>
          </table:table-cell>
          <table:table-cell table:style-name="ce34" table:formula="of:=[.R46]" office:value-type="percentage" office:value="0.0382" calcext:value-type="percentage">
            <text:p>3.82%</text:p>
          </table:table-cell>
          <table:table-cell table:formula="of:=[.S46]" office:value-type="percentage" office:value="1" calcext:value-type="percentage">
            <text:p>100.00%</text:p>
          </table:table-cell>
          <table:table-cell table:style-name="ce19" table:formula="of:=[.Q64]" office:value-type="percentage" office:value="0.9839" calcext:value-type="percentage">
            <text:p>98.39%</text:p>
          </table:table-cell>
          <table:table-cell table:style-name="ce19" table:formula="of:=[.R64]" office:value-type="percentage" office:value="0.9602" calcext:value-type="percentage">
            <text:p>96.02%</text:p>
          </table:table-cell>
          <table:table-cell table:style-name="ce34" table:formula="of:=[.S64]" office:value-type="percentage" office:value="0.8852" calcext:value-type="percentage">
            <text:p>88.52%</text:p>
          </table:table-cell>
          <table:table-cell table:style-name="ce39" table:formula="of:=AVERAGE([.Z47];[.AC47];[.AF47];[.AI47])" office:value-type="percentage" office:value="0.344775" calcext:value-type="percentage">
            <text:p>34.48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84" calcext:value-type="percentage">
            <text:p>94.84%</text:p>
          </table:table-cell>
          <table:table-cell office:value-type="percentage" office:value="0.7506" calcext:value-type="percentage">
            <text:p>75.06%</text:p>
          </table:table-cell>
          <table:table-cell office:value-type="percentage" office:value="0.7059" calcext:value-type="percentage">
            <text:p>70.59%</text:p>
          </table:table-cell>
          <table:table-cell office:value-type="percentage" office:value="0.9802" calcext:value-type="percentage">
            <text:p>98.02%</text:p>
          </table:table-cell>
          <table:table-cell office:value-type="percentage" office:value="0.8975" calcext:value-type="percentage">
            <text:p>89.7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21" calcext:value-type="percentage">
            <text:p>92.10%</text:p>
          </table:table-cell>
          <table:table-cell office:value-type="percentage" office:value="0.6502" calcext:value-type="percentage">
            <text:p>65.02%</text:p>
          </table:table-cell>
          <table:table-cell office:value-type="percentage" office:value="0.5173" calcext:value-type="percentage">
            <text:p>51.73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72" calcext:value-type="percentage">
            <text:p>25.72%</text:p>
          </table:table-cell>
          <table:table-cell office:value-type="percentage" office:value="0.2065" calcext:value-type="percentage">
            <text:p>20.65%</text:p>
          </table:table-cell>
          <table:table-cell office:value-type="percentage" office:value="0.0544" calcext:value-type="percentage">
            <text:p>5.44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29" table:formula="of:=[.T10]" office:value-type="percentage" office:value="0.041" calcext:value-type="percentage">
            <text:p>4.10%</text:p>
          </table:table-cell>
          <table:table-cell table:style-name="ce29" table:formula="of:=[.U10]" office:value-type="percentage" office:value="0.0394" calcext:value-type="percentage">
            <text:p>3.94%</text:p>
          </table:table-cell>
          <table:table-cell table:style-name="ce28" table:formula="of:=[.V10]" office:value-type="percentage" office:value="1" calcext:value-type="percentage">
            <text:p>100.00%</text:p>
          </table:table-cell>
          <table:table-cell table:style-name="ce29" table:formula="of:=[.T28]" office:value-type="percentage" office:value="0.402" calcext:value-type="percentage">
            <text:p>40.20%</text:p>
          </table:table-cell>
          <table:table-cell table:style-name="ce29" table:formula="of:=[.U28]" office:value-type="percentage" office:value="0.3467" calcext:value-type="percentage">
            <text:p>34.67%</text:p>
          </table:table-cell>
          <table:table-cell table:style-name="ce29" table:formula="of:=[.V28]" office:value-type="percentage" office:value="0.4282" calcext:value-type="percentage">
            <text:p>42.82%</text:p>
          </table:table-cell>
          <table:table-cell table:style-name="ce16" table:formula="of:=[.T46]" office:value-type="percentage" office:value="0.0398" calcext:value-type="percentage">
            <text:p>3.98%</text:p>
          </table:table-cell>
          <table:table-cell table:style-name="ce16" table:formula="of:=[.U46]" office:value-type="percentage" office:value="0.0382" calcext:value-type="percentage">
            <text:p>3.82%</text:p>
          </table:table-cell>
          <table:table-cell table:style-name="ce18" table:formula="of:=[.V46]" office:value-type="percentage" office:value="1" calcext:value-type="percentage">
            <text:p>100.00%</text:p>
          </table:table-cell>
          <table:table-cell table:style-name="ce32" table:formula="of:=[.T64]" office:value-type="percentage" office:value="0.9119" calcext:value-type="percentage">
            <text:p>91.19%</text:p>
          </table:table-cell>
          <table:table-cell table:style-name="ce32" table:formula="of:=[.U64]" office:value-type="percentage" office:value="0.8276" calcext:value-type="percentage">
            <text:p>82.76%</text:p>
          </table:table-cell>
          <table:table-cell table:style-name="ce18" table:formula="of:=[.V64]" office:value-type="percentage" office:value="0.8876" calcext:value-type="percentage">
            <text:p>88.76%</text:p>
          </table:table-cell>
          <table:table-cell table:style-name="ce39" table:formula="of:=AVERAGE([.Z48];[.AC48];[.AF48];[.AI48])" office:value-type="percentage" office:value="0.312975" calcext:value-type="percentage">
            <text:p>31.30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174" calcext:value-type="percentage">
            <text:p>91.74%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112" calcext:value-type="percentage">
            <text:p>11.2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IF</text:p>
          </table:table-cell>
          <table:table-cell table:style-name="ce20" table:formula="of:=[.N11]" office:value-type="percentage" office:value="0.5866" calcext:value-type="percentage">
            <text:p>58.66%</text:p>
          </table:table-cell>
          <table:table-cell table:style-name="ce20" table:formula="of:=[.O11]" office:value-type="percentage" office:value="0.4423" calcext:value-type="percentage">
            <text:p>44.23%</text:p>
          </table:table-cell>
          <table:table-cell table:style-name="ce20" table:formula="of:=[.P11]" office:value-type="percentage" office:value="0.9505" calcext:value-type="percentage">
            <text:p>95.05%</text:p>
          </table:table-cell>
          <table:table-cell table:style-name="ce17" table:formula="of:=[.N29]" office:value-type="percentage" office:value="0.5306" calcext:value-type="percentage">
            <text:p>53.06%</text:p>
          </table:table-cell>
          <table:table-cell table:style-name="ce17" table:formula="of:=[.O29]" office:value-type="percentage" office:value="0.4531" calcext:value-type="percentage">
            <text:p>45.31%</text:p>
          </table:table-cell>
          <table:table-cell table:style-name="ce14" table:formula="of:=[.P29]" office:value-type="percentage" office:value="0.596" calcext:value-type="percentage">
            <text:p>59.60%</text:p>
          </table:table-cell>
          <table:table-cell table:style-name="ce20" table:formula="of:=[.N47]" office:value-type="percentage" office:value="0.9608" calcext:value-type="percentage">
            <text:p>96.08%</text:p>
          </table:table-cell>
          <table:table-cell table:style-name="ce17" table:formula="of:=[.O47]" office:value-type="percentage" office:value="0.5443" calcext:value-type="percentage">
            <text:p>54.43%</text:p>
          </table:table-cell>
          <table:table-cell table:style-name="ce17" table:formula="of:=[.P47]" office:value-type="percentage" office:value="0.06" calcext:value-type="percentage">
            <text:p>6.00%</text:p>
          </table:table-cell>
          <table:table-cell table:style-name="ce20" table:formula="of:=[.N65]" office:value-type="percentage" office:value="0.9378" calcext:value-type="percentage">
            <text:p>93.78%</text:p>
          </table:table-cell>
          <table:table-cell table:style-name="ce17" table:formula="of:=[.O65]" office:value-type="percentage" office:value="0.8384" calcext:value-type="percentage">
            <text:p>83.84%</text:p>
          </table:table-cell>
          <table:table-cell table:style-name="ce17" table:formula="of:=[.P65]" office:value-type="percentage" office:value="0.6422" calcext:value-type="percentage">
            <text:p>64.22%</text:p>
          </table:table-cell>
          <table:table-cell table:style-name="ce35" table:formula="of:=AVERAGE([.Z49];[.AC49];[.AF49];[.AI49])" office:value-type="percentage" office:value="0.569525" calcext:value-type="percentage">
            <text:p>56.95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2" office:value-type="string" calcext:value-type="string">
            <text:p>Anomal-E-IF</text:p>
          </table:table-cell>
          <table:table-cell table:style-name="ce15" table:formula="of:=[.Q11]" office:value-type="percentage" office:value="0.9698" calcext:value-type="percentage">
            <text:p>96.98%</text:p>
          </table:table-cell>
          <table:table-cell table:style-name="ce15" table:formula="of:=[.R11]" office:value-type="percentage" office:value="0.7012" calcext:value-type="percentage">
            <text:p>70.12%</text:p>
          </table:table-cell>
          <table:table-cell table:style-name="ce15" table:formula="of:=[.S11]" office:value-type="percentage" office:value="0.2643" calcext:value-type="percentage">
            <text:p>26.43%</text:p>
          </table:table-cell>
          <table:table-cell table:style-name="ce19" table:formula="of:=[.Q29]" office:value-type="percentage" office:value="0.8704" calcext:value-type="percentage">
            <text:p>87.04%</text:p>
          </table:table-cell>
          <table:table-cell table:style-name="ce19" table:formula="of:=[.R29]" office:value-type="percentage" office:value="0.4653" calcext:value-type="percentage">
            <text:p>46.53%</text:p>
          </table:table-cell>
          <table:table-cell table:style-name="ce34" table:formula="of:=[.S29]" office:value-type="percentage" office:value="0" calcext:value-type="percentage">
            <text:p>0.00%</text:p>
          </table:table-cell>
          <table:table-cell table:style-name="ce34" table:formula="of:=[.Q47]" office:value-type="percentage" office:value="0.0398" calcext:value-type="percentage">
            <text:p>3.98%</text:p>
          </table:table-cell>
          <table:table-cell table:style-name="ce34" table:formula="of:=[.R47]" office:value-type="percentage" office:value="0.0382" calcext:value-type="percentage">
            <text:p>3.82%</text:p>
          </table:table-cell>
          <table:table-cell table:formula="of:=[.S47]" office:value-type="percentage" office:value="1" calcext:value-type="percentage">
            <text:p>100.00%</text:p>
          </table:table-cell>
          <table:table-cell table:style-name="ce19" table:formula="of:=[.Q65]" office:value-type="percentage" office:value="0.9827" calcext:value-type="percentage">
            <text:p>98.27%</text:p>
          </table:table-cell>
          <table:table-cell table:style-name="ce19" table:formula="of:=[.R65]" office:value-type="percentage" office:value="0.9568" calcext:value-type="percentage">
            <text:p>95.68%</text:p>
          </table:table-cell>
          <table:table-cell table:style-name="ce34" table:formula="of:=[.S65]" office:value-type="percentage" office:value="0.8698" calcext:value-type="percentage">
            <text:p>86.98%</text:p>
          </table:table-cell>
          <table:table-cell table:style-name="ce39" table:formula="of:=AVERAGE([.Z50];[.AC50];[.AF50];[.AI50])" office:value-type="percentage" office:value="0.540375" calcext:value-type="percentage">
            <text:p>54.04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8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18" table:formula="of:=[.T11]" office:value-type="percentage" office:value="0.9999" calcext:value-type="percentage">
            <text:p>99.99%</text:p>
          </table:table-cell>
          <table:table-cell table:style-name="ce18" table:formula="of:=[.U11]" office:value-type="percentage" office:value="0.9991" calcext:value-type="percentage">
            <text:p>99.91%</text:p>
          </table:table-cell>
          <table:table-cell table:style-name="ce18" table:formula="of:=[.V11]" office:value-type="percentage" office:value="0.9998" calcext:value-type="percentage">
            <text:p>99.98%</text:p>
          </table:table-cell>
          <table:table-cell table:style-name="ce32" table:formula="of:=[.T29]" office:value-type="percentage" office:value="0.6167" calcext:value-type="percentage">
            <text:p>61.67%</text:p>
          </table:table-cell>
          <table:table-cell table:style-name="ce32" table:formula="of:=[.U29]" office:value-type="percentage" office:value="0.3907" calcext:value-type="percentage">
            <text:p>39.07%</text:p>
          </table:table-cell>
          <table:table-cell table:style-name="ce32" table:formula="of:=[.V29]" office:value-type="percentage" office:value="0.0294" calcext:value-type="percentage">
            <text:p>2.94%</text:p>
          </table:table-cell>
          <table:table-cell table:style-name="ce18" table:formula="of:=[.T47]" office:value-type="percentage" office:value="0.9795" calcext:value-type="percentage">
            <text:p>97.95%</text:p>
          </table:table-cell>
          <table:table-cell table:style-name="ce18" table:formula="of:=[.U47]" office:value-type="percentage" office:value="0.891" calcext:value-type="percentage">
            <text:p>89.10%</text:p>
          </table:table-cell>
          <table:table-cell table:style-name="ce32" table:formula="of:=[.V47]" office:value-type="percentage" office:value="0.9851" calcext:value-type="percentage">
            <text:p>98.51%</text:p>
          </table:table-cell>
          <table:table-cell table:style-name="ce32" table:formula="of:=[.T65]" office:value-type="percentage" office:value="0.9815" calcext:value-type="percentage">
            <text:p>98.15%</text:p>
          </table:table-cell>
          <table:table-cell table:style-name="ce32" table:formula="of:=[.U65]" office:value-type="percentage" office:value="0.9546" calcext:value-type="percentage">
            <text:p>95.46%</text:p>
          </table:table-cell>
          <table:table-cell table:style-name="ce18" table:formula="of:=[.V65]" office:value-type="percentage" office:value="0.8853" calcext:value-type="percentage">
            <text:p>88.53%</text:p>
          </table:table-cell>
          <table:table-cell table:style-name="ce41" table:formula="of:=AVERAGE([.Z51];[.AC51];[.AF51];[.AI51])" office:value-type="percentage" office:value="0.80885" calcext:value-type="percentage">
            <text:p>80.89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office:value-type="string" calcext:value-type="string">
            <text:p>Raw-Features-CBLOF</text:p>
          </table:table-cell>
          <table:table-cell table:style-name="ce20" table:formula="of:=[.N12]" office:value-type="percentage" office:value="0.9589" calcext:value-type="percentage">
            <text:p>95.89%</text:p>
          </table:table-cell>
          <table:table-cell table:style-name="ce20" table:formula="of:=[.O12]" office:value-type="percentage" office:value="0.7175" calcext:value-type="percentage">
            <text:p>71.75%</text:p>
          </table:table-cell>
          <table:table-cell table:style-name="ce20" table:formula="of:=[.P12]" office:value-type="percentage" office:value="0.4207" calcext:value-type="percentage">
            <text:p>42.07%</text:p>
          </table:table-cell>
          <table:table-cell table:style-name="ce14" table:formula="of:=[.N30]" office:value-type="percentage" office:value="0.7702" calcext:value-type="percentage">
            <text:p>77.02%</text:p>
          </table:table-cell>
          <table:table-cell table:style-name="ce14" table:formula="of:=[.O30]" office:value-type="percentage" office:value="0.491" calcext:value-type="percentage">
            <text:p>49.10%</text:p>
          </table:table-cell>
          <table:table-cell table:style-name="ce14" table:formula="of:=[.P30]" office:value-type="percentage" office:value="0.1145" calcext:value-type="percentage">
            <text:p>11.45%</text:p>
          </table:table-cell>
          <table:table-cell table:style-name="ce14" table:formula="of:=[.N48]" office:value-type="percentage" office:value="0.921" calcext:value-type="percentage">
            <text:p>92.10%</text:p>
          </table:table-cell>
          <table:table-cell table:style-name="ce14" table:formula="of:=[.O48]" office:value-type="percentage" office:value="0.6502" calcext:value-type="percentage">
            <text:p>65.02%</text:p>
          </table:table-cell>
          <table:table-cell table:style-name="ce20" table:formula="of:=[.P48]" office:value-type="percentage" office:value="0.5173" calcext:value-type="percentage">
            <text:p>51.73%</text:p>
          </table:table-cell>
          <table:table-cell table:style-name="ce20" table:formula="of:=[.N66]" office:value-type="percentage" office:value="0.9537" calcext:value-type="percentage">
            <text:p>95.37%</text:p>
          </table:table-cell>
          <table:table-cell table:style-name="ce20" table:formula="of:=[.O66]" office:value-type="percentage" office:value="0.891" calcext:value-type="percentage">
            <text:p>89.10%</text:p>
          </table:table-cell>
          <table:table-cell table:style-name="ce20" table:formula="of:=[.P66]" office:value-type="percentage" office:value="0.8162" calcext:value-type="percentage">
            <text:p>81.62%</text:p>
          </table:table-cell>
          <table:table-cell table:style-name="ce44" table:formula="of:=AVERAGE([.Z52];[.AC52];[.AF52];[.AI52])" office:value-type="percentage" office:value="0.687425" calcext:value-type="percentage">
            <text:p>68.74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12]" office:value-type="percentage" office:value="0.9992" calcext:value-type="percentage">
            <text:p>99.92%</text:p>
          </table:table-cell>
          <table:table-cell table:style-name="ce19" table:formula="of:=[.R12]" office:value-type="percentage" office:value="0.995" calcext:value-type="percentage">
            <text:p>99.50%</text:p>
          </table:table-cell>
          <table:table-cell table:style-name="ce19" table:formula="of:=[.S12]" office:value-type="percentage" office:value="1" calcext:value-type="percentage">
            <text:p>100.00%</text:p>
          </table:table-cell>
          <table:table-cell table:style-name="ce34" table:formula="of:=[.Q30]" office:value-type="percentage" office:value="0.5497" calcext:value-type="percentage">
            <text:p>54.97%</text:p>
          </table:table-cell>
          <table:table-cell table:style-name="ce34" table:formula="of:=[.R30]" office:value-type="percentage" office:value="0.3664" calcext:value-type="percentage">
            <text:p>36.64%</text:p>
          </table:table-cell>
          <table:table-cell table:style-name="ce34" table:formula="of:=[.S30]" office:value-type="percentage" office:value="0.0456" calcext:value-type="percentage">
            <text:p>4.56%</text:p>
          </table:table-cell>
          <table:table-cell table:style-name="ce15" table:formula="of:=[.Q48]" office:value-type="percentage" office:value="0.0398" calcext:value-type="percentage">
            <text:p>3.98%</text:p>
          </table:table-cell>
          <table:table-cell table:style-name="ce15" table:formula="of:=[.R48]" office:value-type="percentage" office:value="0.0382" calcext:value-type="percentage">
            <text:p>3.82%</text:p>
          </table:table-cell>
          <table:table-cell table:formula="of:=[.S48]" office:value-type="percentage" office:value="1" calcext:value-type="percentage">
            <text:p>100.00%</text:p>
          </table:table-cell>
          <table:table-cell table:style-name="ce19" table:formula="of:=[.Q66]" office:value-type="percentage" office:value="0.9828" calcext:value-type="percentage">
            <text:p>98.28%</text:p>
          </table:table-cell>
          <table:table-cell table:style-name="ce19" table:formula="of:=[.R66]" office:value-type="percentage" office:value="0.9573" calcext:value-type="percentage">
            <text:p>95.73%</text:p>
          </table:table-cell>
          <table:table-cell table:style-name="ce15" table:formula="of:=[.S66]" office:value-type="percentage" office:value="0.8764" calcext:value-type="percentage">
            <text:p>87.64%</text:p>
          </table:table-cell>
          <table:table-cell table:style-name="ce39" table:formula="of:=AVERAGE([.Z53];[.AC53];[.AF53];[.AI53])" office:value-type="percentage" office:value="0.589225" calcext:value-type="percentage">
            <text:p>58.92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T12]" office:value-type="percentage" office:value="0.9628" calcext:value-type="percentage">
            <text:p>96.28%</text:p>
          </table:table-cell>
          <table:table-cell table:style-name="ce16" table:formula="of:=[.U12]" office:value-type="percentage" office:value="0.7624" calcext:value-type="percentage">
            <text:p>76.24%</text:p>
          </table:table-cell>
          <table:table-cell table:style-name="ce16" table:formula="of:=[.V12]" office:value-type="percentage" office:value="0.542" calcext:value-type="percentage">
            <text:p>54.20%</text:p>
          </table:table-cell>
          <table:table-cell table:style-name="ce32" table:formula="of:=[.T30]" office:value-type="percentage" office:value="0.5543" calcext:value-type="percentage">
            <text:p>55.43%</text:p>
          </table:table-cell>
          <table:table-cell table:style-name="ce32" table:formula="of:=[.U30]" office:value-type="percentage" office:value="0.3686" calcext:value-type="percentage">
            <text:p>36.86%</text:p>
          </table:table-cell>
          <table:table-cell table:style-name="ce32" table:formula="of:=[.V30]" office:value-type="percentage" office:value="0.0461" calcext:value-type="percentage">
            <text:p>4.61%</text:p>
          </table:table-cell>
          <table:table-cell table:style-name="ce32" table:formula="of:=[.T48]" office:value-type="percentage" office:value="0.2572" calcext:value-type="percentage">
            <text:p>25.72%</text:p>
          </table:table-cell>
          <table:table-cell table:style-name="ce32" table:formula="of:=[.U48]" office:value-type="percentage" office:value="0.2065" calcext:value-type="percentage">
            <text:p>20.65%</text:p>
          </table:table-cell>
          <table:table-cell table:style-name="ce32" table:formula="of:=[.V48]" office:value-type="percentage" office:value="0.0544" calcext:value-type="percentage">
            <text:p>5.44%</text:p>
          </table:table-cell>
          <table:table-cell table:style-name="ce32" table:formula="of:=[.T66]" office:value-type="percentage" office:value="0.962" calcext:value-type="percentage">
            <text:p>96.20%</text:p>
          </table:table-cell>
          <table:table-cell table:style-name="ce32" table:formula="of:=[.U66]" office:value-type="percentage" office:value="0.9132" calcext:value-type="percentage">
            <text:p>91.32%</text:p>
          </table:table-cell>
          <table:table-cell table:style-name="ce18" table:formula="of:=[.V66]" office:value-type="percentage" office:value="0.8857" calcext:value-type="percentage">
            <text:p>88.57%</text:p>
          </table:table-cell>
          <table:table-cell table:style-name="ce22" table:formula="of:=AVERAGE([.Z54];[.AC54];[.AF54];[.AI54])" office:value-type="percentage" office:value="0.562675" calcext:value-type="percentage">
            <text:p>56.27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992" calcext:value-type="percentage">
            <text:p>89.92%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1169" calcext:value-type="percentage">
            <text:p>11.69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13]" office:value-type="percentage" office:value="0.5735" calcext:value-type="percentage">
            <text:p>57.35%</text:p>
          </table:table-cell>
          <table:table-cell table:style-name="ce14" table:formula="of:=[.O13]" office:value-type="percentage" office:value="0.4376" calcext:value-type="percentage">
            <text:p>43.76%</text:p>
          </table:table-cell>
          <table:table-cell table:style-name="ce17" table:formula="of:=[.P13]" office:value-type="percentage" office:value="0.9995" calcext:value-type="percentage">
            <text:p>99.95%</text:p>
          </table:table-cell>
          <table:table-cell table:style-name="ce17" table:formula="of:=[.N31]" office:value-type="percentage" office:value="0.4682" calcext:value-type="percentage">
            <text:p>46.82%</text:p>
          </table:table-cell>
          <table:table-cell table:style-name="ce14" table:formula="of:=[.O31]" office:value-type="percentage" office:value="0.4389" calcext:value-type="percentage">
            <text:p>43.89%</text:p>
          </table:table-cell>
          <table:table-cell table:style-name="ce14" table:formula="of:=[.P31]" office:value-type="percentage" office:value="0.9275" calcext:value-type="percentage">
            <text:p>92.75%</text:p>
          </table:table-cell>
          <table:table-cell table:style-name="ce14" table:formula="of:=[.N49]" office:value-type="percentage" office:value="0.9174" calcext:value-type="percentage">
            <text:p>91.74%</text:p>
          </table:table-cell>
          <table:table-cell table:style-name="ce14" table:formula="of:=[.O49]" office:value-type="percentage" office:value="0.527" calcext:value-type="percentage">
            <text:p>52.70%</text:p>
          </table:table-cell>
          <table:table-cell table:style-name="ce17" table:formula="of:=[.P49]" office:value-type="percentage" office:value="0.112" calcext:value-type="percentage">
            <text:p>11.20%</text:p>
          </table:table-cell>
          <table:table-cell table:style-name="ce17" table:formula="of:=[.N67]" office:value-type="percentage" office:value="0.9399" calcext:value-type="percentage">
            <text:p>93.99%</text:p>
          </table:table-cell>
          <table:table-cell table:style-name="ce20" table:formula="of:=[.O67]" office:value-type="percentage" office:value="0.8489" calcext:value-type="percentage">
            <text:p>84.89%</text:p>
          </table:table-cell>
          <table:table-cell table:style-name="ce17" table:formula="of:=[.P67]" office:value-type="percentage" office:value="0.6857" calcext:value-type="percentage">
            <text:p>68.57%</text:p>
          </table:table-cell>
          <table:table-cell table:style-name="ce44" table:formula="of:=AVERAGE([.Z55];[.AC55];[.AF55];[.AI55])" office:value-type="percentage" office:value="0.5631" calcext:value-type="percentage">
            <text:p>56.3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692" calcext:value-type="percentage">
            <text:p>96.92%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26" calcext:value-type="percentage">
            <text:p>94.26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0345" calcext:value-type="percentage">
            <text:p>3.45%</text:p>
          </table:table-cell>
          <table:table-cell office:value-type="percentage" office:value="0.9642" calcext:value-type="percentage">
            <text:p>96.42%</text:p>
          </table:table-cell>
          <table:table-cell office:value-type="percentage" office:value="0.4899" calcext:value-type="percentage">
            <text:p>48.9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0.4501" calcext:value-type="percentage">
            <text:p>45.01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13]" office:value-type="percentage" office:value="0.041" calcext:value-type="percentage">
            <text:p>4.10%</text:p>
          </table:table-cell>
          <table:table-cell table:style-name="ce15" table:formula="of:=[.R13]" office:value-type="percentage" office:value="0.0394" calcext:value-type="percentage">
            <text:p>3.94%</text:p>
          </table:table-cell>
          <table:table-cell table:style-name="ce19" table:formula="of:=[.S13]" office:value-type="percentage" office:value="1" calcext:value-type="percentage">
            <text:p>100.00%</text:p>
          </table:table-cell>
          <table:table-cell table:style-name="ce19" table:formula="of:=[.Q31]" office:value-type="percentage" office:value="0.4988" calcext:value-type="percentage">
            <text:p>49.88%</text:p>
          </table:table-cell>
          <table:table-cell table:style-name="ce34" table:formula="of:=[.R31]" office:value-type="percentage" office:value="0.343" calcext:value-type="percentage">
            <text:p>34.30%</text:p>
          </table:table-cell>
          <table:table-cell table:style-name="ce34" table:formula="of:=[.S31]" office:value-type="percentage" office:value="0.0458" calcext:value-type="percentage">
            <text:p>4.58%</text:p>
          </table:table-cell>
          <table:table-cell table:style-name="ce34" table:formula="of:=[.Q49]" office:value-type="percentage" office:value="0.0398" calcext:value-type="percentage">
            <text:p>3.98%</text:p>
          </table:table-cell>
          <table:table-cell table:style-name="ce34" table:formula="of:=[.R49]" office:value-type="percentage" office:value="0.0382" calcext:value-type="percentage">
            <text:p>3.82%</text:p>
          </table:table-cell>
          <table:table-cell table:formula="of:=[.S49]" office:value-type="percentage" office:value="1" calcext:value-type="percentage">
            <text:p>100.00%</text:p>
          </table:table-cell>
          <table:table-cell table:style-name="ce19" table:formula="of:=[.Q67]" office:value-type="percentage" office:value="0.9838" calcext:value-type="percentage">
            <text:p>98.38%</text:p>
          </table:table-cell>
          <table:table-cell table:style-name="ce19" table:formula="of:=[.R67]" office:value-type="percentage" office:value="0.9599" calcext:value-type="percentage">
            <text:p>95.99%</text:p>
          </table:table-cell>
          <table:table-cell table:style-name="ce34" table:formula="of:=[.S67]" office:value-type="percentage" office:value="0.8852" calcext:value-type="percentage">
            <text:p>88.52%</text:p>
          </table:table-cell>
          <table:table-cell table:style-name="ce22" table:formula="of:=AVERAGE([.Z56];[.AC56];[.AF56];[.AI56])" office:value-type="percentage" office:value="0.345125" calcext:value-type="percentage">
            <text:p>34.5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" calcext:value-type="percentage">
            <text:p>95.50%</text:p>
          </table:table-cell>
          <table:table-cell office:value-type="percentage" office:value="0.7453" calcext:value-type="percentage">
            <text:p>74.53%</text:p>
          </table:table-cell>
          <table:table-cell office:value-type="percentage" office:value="0.5816" calcext:value-type="percentage">
            <text:p>58.16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9" calcext:value-type="percentage">
            <text:p>98.69%</text:p>
          </table:table-cell>
          <table:table-cell office:value-type="percentage" office:value="0.9735" calcext:value-type="percentage">
            <text:p>97.35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7153" calcext:value-type="percentage">
            <text:p>71.53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25" calcext:value-type="percentage">
            <text:p>92.50%</text:p>
          </table:table-cell>
          <table:table-cell office:value-type="percentage" office:value="0.5063" calcext:value-type="percentage">
            <text:p>50.63%</text:p>
          </table:table-cell>
          <table:table-cell office:value-type="percentage" office:value="0.0514" calcext:value-type="percentage">
            <text:p>5.14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32" table:formula="of:=[.T13]" office:value-type="percentage" office:value="0.041" calcext:value-type="percentage">
            <text:p>4.10%</text:p>
          </table:table-cell>
          <table:table-cell table:style-name="ce32" table:formula="of:=[.U13]" office:value-type="percentage" office:value="0.0394" calcext:value-type="percentage">
            <text:p>3.94%</text:p>
          </table:table-cell>
          <table:table-cell table:style-name="ce18" table:formula="of:=[.V13]" office:value-type="percentage" office:value="1" calcext:value-type="percentage">
            <text:p>100.00%</text:p>
          </table:table-cell>
          <table:table-cell table:style-name="ce32" table:formula="of:=[.T31]" office:value-type="percentage" office:value="0.4622" calcext:value-type="percentage">
            <text:p>46.22%</text:p>
          </table:table-cell>
          <table:table-cell table:style-name="ce32" table:formula="of:=[.U31]" office:value-type="percentage" office:value="0.3582" calcext:value-type="percentage">
            <text:p>35.82%</text:p>
          </table:table-cell>
          <table:table-cell table:style-name="ce32" table:formula="of:=[.V31]" office:value-type="percentage" office:value="0.23" calcext:value-type="percentage">
            <text:p>23.00%</text:p>
          </table:table-cell>
          <table:table-cell table:style-name="ce32" table:formula="of:=[.T49]" office:value-type="percentage" office:value="0.0398" calcext:value-type="percentage">
            <text:p>3.98%</text:p>
          </table:table-cell>
          <table:table-cell table:style-name="ce32" table:formula="of:=[.U49]" office:value-type="percentage" office:value="0.0382" calcext:value-type="percentage">
            <text:p>3.82%</text:p>
          </table:table-cell>
          <table:table-cell table:style-name="ce18" table:formula="of:=[.V49]" office:value-type="percentage" office:value="1" calcext:value-type="percentage">
            <text:p>100.00%</text:p>
          </table:table-cell>
          <table:table-cell table:style-name="ce32" table:formula="of:=[.T67]" office:value-type="percentage" office:value="0.9791" calcext:value-type="percentage">
            <text:p>97.91%</text:p>
          </table:table-cell>
          <table:table-cell table:style-name="ce32" table:formula="of:=[.U67]" office:value-type="percentage" office:value="0.9493" calcext:value-type="percentage">
            <text:p>94.93%</text:p>
          </table:table-cell>
          <table:table-cell table:style-name="ce18" table:formula="of:=[.V67]" office:value-type="percentage" office:value="0.8853" calcext:value-type="percentage">
            <text:p>88.53%</text:p>
          </table:table-cell>
          <table:table-cell table:style-name="ce45" table:formula="of:=AVERAGE([.Z57];[.AC57];[.AF57];[.AI57])" office:value-type="percentage" office:value="0.346275" calcext:value-type="percentage">
            <text:p>34.63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224" calcext:value-type="percentage">
            <text:p>92.24%</text:p>
          </table:table-cell>
          <table:table-cell office:value-type="percentage" office:value="0.5307" calcext:value-type="percentage">
            <text:p>53.07%</text:p>
          </table:table-cell>
          <table:table-cell office:value-type="percentage" office:value="0.1108" calcext:value-type="percentage">
            <text:p>11.08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398" calcext:value-type="percentage">
            <text:p>3.98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8"/>
          <table:table-cell/>
          <table:table-cell table:style-name="ce2" table:number-columns-repeated="14"/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2"/>
          <table:table-cell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5103" calcext:value-type="percentage">
            <text:p>51.03%</text:p>
          </table:table-cell>
          <table:table-cell office:value-type="percentage" office:value="0.1204" calcext:value-type="percentage">
            <text:p>12.04%</text:p>
          </table:table-cell>
          <table:table-cell office:value-type="percentage" office:value="0.8294" calcext:value-type="percentage">
            <text:p>82.94%</text:p>
          </table:table-cell>
          <table:table-cell office:value-type="percentage" office:value="0.4822" calcext:value-type="percentage">
            <text:p>48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8645" calcext:value-type="percentage">
            <text:p>86.45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0258" calcext:value-type="percentage">
            <text:p>2.5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9" calcext:value-type="percentage">
            <text:p>98.39%</text:p>
          </table:table-cell>
          <table:table-cell office:value-type="percentage" office:value="0.9602" calcext:value-type="percentage">
            <text:p>96.02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119" calcext:value-type="percentage">
            <text:p>91.19%</text:p>
          </table:table-cell>
          <table:table-cell office:value-type="percentage" office:value="0.8276" calcext:value-type="percentage">
            <text:p>82.76%</text:p>
          </table:table-cell>
          <table:table-cell office:value-type="percentage" office:value="0.8876" calcext:value-type="percentage">
            <text:p>88.76%</text:p>
          </table:table-cell>
          <table:table-cell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78" calcext:value-type="percentage">
            <text:p>81.78%</text:p>
          </table:table-cell>
          <table:table-cell office:value-type="percentage" office:value="0.5852" calcext:value-type="percentage">
            <text:p>58.52%</text:p>
          </table:table-cell>
          <table:table-cell office:value-type="percentage" office:value="0.2668" calcext:value-type="percentage">
            <text:p>26.68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647" calcext:value-type="percentage">
            <text:p>86.47%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78" calcext:value-type="percentage">
            <text:p>93.78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68" calcext:value-type="percentage">
            <text:p>95.68%</text:p>
          </table:table-cell>
          <table:table-cell office:value-type="percentage" office:value="0.8698" calcext:value-type="percentage">
            <text:p>86.98%</text:p>
          </table:table-cell>
          <table:table-cell office:value-type="percentage" office:value="0.9815" calcext:value-type="percentage">
            <text:p>98.15%</text:p>
          </table:table-cell>
          <table:table-cell office:value-type="percentage" office:value="0.9546" calcext:value-type="percentage">
            <text:p>95.46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PCA</text:p>
          </table:table-cell>
          <table:table-cell table:style-name="ce14" table:formula="of:=[.N19]" office:value-type="percentage" office:value="0.5947" calcext:value-type="percentage">
            <text:p>59.47%</text:p>
          </table:table-cell>
          <table:table-cell table:style-name="ce14" table:formula="of:=[.O19]" office:value-type="percentage" office:value="0.4502" calcext:value-type="percentage">
            <text:p>45.02%</text:p>
          </table:table-cell>
          <table:table-cell table:style-name="ce20" table:formula="of:=[.P19]" office:value-type="percentage" office:value="0.9999" calcext:value-type="percentage">
            <text:p>99.99%</text:p>
          </table:table-cell>
          <table:table-cell table:style-name="ce20" table:formula="of:=[.N37]" office:value-type="percentage" office:value="0.4285" calcext:value-type="percentage">
            <text:p>42.85%</text:p>
          </table:table-cell>
          <table:table-cell table:style-name="ce14" table:formula="of:=[.O37]" office:value-type="percentage" office:value="0.4026" calcext:value-type="percentage">
            <text:p>40.26%</text:p>
          </table:table-cell>
          <table:table-cell table:style-name="ce14" table:formula="of:=[.P37]" office:value-type="percentage" office:value="0.8513" calcext:value-type="percentage">
            <text:p>85.13%</text:p>
          </table:table-cell>
          <table:table-cell table:style-name="ce14" table:formula="of:=[.N55]" office:value-type="percentage" office:value="0.8992" calcext:value-type="percentage">
            <text:p>89.92%</text:p>
          </table:table-cell>
          <table:table-cell table:style-name="ce14" table:formula="of:=[.O55]" office:value-type="percentage" office:value="0.5156" calcext:value-type="percentage">
            <text:p>51.56%</text:p>
          </table:table-cell>
          <table:table-cell table:style-name="ce20" table:formula="of:=[.P55]" office:value-type="percentage" office:value="0.1169" calcext:value-type="percentage">
            <text:p>11.69%</text:p>
          </table:table-cell>
          <table:table-cell table:style-name="ce20" table:formula="of:=[.N73]" office:value-type="percentage" office:value="0.939" calcext:value-type="percentage">
            <text:p>93.90%</text:p>
          </table:table-cell>
          <table:table-cell table:style-name="ce20" table:formula="of:=[.O73]" office:value-type="percentage" office:value="0.8543" calcext:value-type="percentage">
            <text:p>85.43%</text:p>
          </table:table-cell>
          <table:table-cell table:style-name="ce20" table:formula="of:=[.P73]" office:value-type="percentage" office:value="0.7389" calcext:value-type="percentage">
            <text:p>73.89%</text:p>
          </table:table-cell>
          <table:table-cell table:style-name="ce44" table:formula="of:=AVERAGE([.Z65];[.AC65];[.AF65];[.AI65])" office:value-type="percentage" office:value="0.555675" calcext:value-type="percentage">
            <text:p>55.57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7822" calcext:value-type="percentage">
            <text:p>78.22%</text:p>
          </table:table-cell>
          <table:table-cell office:value-type="percentage" office:value="0.6537" calcext:value-type="percentage">
            <text:p>65.37%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82" calcext:value-type="percentage">
            <text:p>72.82%</text:p>
          </table:table-cell>
          <table:table-cell office:value-type="percentage" office:value="0.5196" calcext:value-type="percentage">
            <text:p>51.96%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693" calcext:value-type="percentage">
            <text:p>66.93%</text:p>
          </table:table-cell>
          <table:table-cell office:value-type="percentage" office:value="0.4614" calcext:value-type="percentage">
            <text:p>46.14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7" calcext:value-type="percentage">
            <text:p>95.37%</text:p>
          </table:table-cell>
          <table:table-cell office:value-type="percentage" office:value="0.891" calcext:value-type="percentage">
            <text:p>89.10%</text:p>
          </table:table-cell>
          <table:table-cell office:value-type="percentage" office:value="0.8162" calcext:value-type="percentage">
            <text:p>81.62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9132" calcext:value-type="percentage">
            <text:p>91.32%</text:p>
          </table:table-cell>
          <table:table-cell office:value-type="percentage" office:value="0.8857" calcext:value-type="percentage">
            <text:p>88.57%</text:p>
          </table:table-cell>
          <table:table-cell/>
          <table:table-cell table:style-name="ce12" office:value-type="string" calcext:value-type="string">
            <text:p>Anomal-E-PCA</text:p>
          </table:table-cell>
          <table:table-cell table:style-name="ce34" table:formula="of:=[.Q19]" office:value-type="percentage" office:value="0.041" calcext:value-type="percentage">
            <text:p>4.10%</text:p>
          </table:table-cell>
          <table:table-cell table:style-name="ce34" table:formula="of:=[.R19]" office:value-type="percentage" office:value="0.0394" calcext:value-type="percentage">
            <text:p>3.94%</text:p>
          </table:table-cell>
          <table:table-cell table:style-name="ce19" table:formula="of:=[.S19]" office:value-type="percentage" office:value="1" calcext:value-type="percentage">
            <text:p>100.00%</text:p>
          </table:table-cell>
          <table:table-cell table:style-name="ce19" table:formula="of:=[.Q37]" office:value-type="percentage" office:value="0.4646" calcext:value-type="percentage">
            <text:p>46.46%</text:p>
          </table:table-cell>
          <table:table-cell table:style-name="ce34" table:formula="of:=[.R37]" office:value-type="percentage" office:value="0.327" calcext:value-type="percentage">
            <text:p>32.70%</text:p>
          </table:table-cell>
          <table:table-cell table:style-name="ce34" table:formula="of:=[.S37]" office:value-type="percentage" office:value="0.048" calcext:value-type="percentage">
            <text:p>4.80%</text:p>
          </table:table-cell>
          <table:table-cell table:style-name="ce34" table:formula="of:=[.Q55]" office:value-type="percentage" office:value="0.0398" calcext:value-type="percentage">
            <text:p>3.98%</text:p>
          </table:table-cell>
          <table:table-cell table:style-name="ce34" table:formula="of:=[.R55]" office:value-type="percentage" office:value="0.0382" calcext:value-type="percentage">
            <text:p>3.82%</text:p>
          </table:table-cell>
          <table:table-cell table:formula="of:=[.S55]" office:value-type="percentage" office:value="1" calcext:value-type="percentage">
            <text:p>100.00%</text:p>
          </table:table-cell>
          <table:table-cell table:style-name="ce19" table:formula="of:=[.Q73]" office:value-type="percentage" office:value="0.9838" calcext:value-type="percentage">
            <text:p>98.38%</text:p>
          </table:table-cell>
          <table:table-cell table:style-name="ce19" table:formula="of:=[.R73]" office:value-type="percentage" office:value="0.9599" calcext:value-type="percentage">
            <text:p>95.99%</text:p>
          </table:table-cell>
          <table:table-cell table:style-name="ce19" table:formula="of:=[.S73]" office:value-type="percentage" office:value="0.8852" calcext:value-type="percentage">
            <text:p>88.52%</text:p>
          </table:table-cell>
          <table:table-cell table:style-name="ce39" table:formula="of:=AVERAGE([.Z66];[.AC66];[.AF66];[.AI66])" office:value-type="percentage" office:value="0.341125" calcext:value-type="percentage">
            <text:p>34.1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03" calcext:value-type="percentage">
            <text:p>76.03%</text:p>
          </table:table-cell>
          <table:table-cell office:value-type="percentage" office:value="0.5894" calcext:value-type="percentage">
            <text:p>58.94%</text:p>
          </table:table-cell>
          <table:table-cell office:value-type="percentage" office:value="0.4452" calcext:value-type="percentage">
            <text:p>44.52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8" calcext:value-type="percentage">
            <text:p>48.68%</text:p>
          </table:table-cell>
          <table:table-cell office:value-type="percentage" office:value="0.0408" calcext:value-type="percentage">
            <text:p>4.08%</text:p>
          </table:table-cell>
          <table:table-cell office:value-type="percentage" office:value="0.8364" calcext:value-type="percentage">
            <text:p>83.64%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0409" calcext:value-type="percentage">
            <text:p>4.09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9" calcext:value-type="percentage">
            <text:p>93.99%</text:p>
          </table:table-cell>
          <table:table-cell office:value-type="percentage" office:value="0.8489" calcext:value-type="percentage">
            <text:p>84.89%</text:p>
          </table:table-cell>
          <table:table-cell office:value-type="percentage" office:value="0.6857" calcext:value-type="percentage">
            <text:p>68.57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9493" calcext:value-type="percentage">
            <text:p>94.9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<text:span text:style-name="T1">Multimodal-</text:span>Anomal-E-PCA</text:p>
          </table:table-cell>
          <table:table-cell table:style-name="ce16" table:formula="of:=[.T19]" office:value-type="percentage" office:value="0.041" calcext:value-type="percentage">
            <text:p>4.10%</text:p>
          </table:table-cell>
          <table:table-cell table:style-name="ce16" table:formula="of:=[.U19]" office:value-type="percentage" office:value="0.0394" calcext:value-type="percentage">
            <text:p>3.94%</text:p>
          </table:table-cell>
          <table:table-cell table:style-name="ce18" table:formula="of:=[.V19]" office:value-type="percentage" office:value="1" calcext:value-type="percentage">
            <text:p>100.00%</text:p>
          </table:table-cell>
          <table:table-cell table:style-name="ce32" table:formula="of:=[.T37]" office:value-type="percentage" office:value="0.3767" calcext:value-type="percentage">
            <text:p>37.67%</text:p>
          </table:table-cell>
          <table:table-cell table:style-name="ce32" table:formula="of:=[.U37]" office:value-type="percentage" office:value="0.3427" calcext:value-type="percentage">
            <text:p>34.27%</text:p>
          </table:table-cell>
          <table:table-cell table:style-name="ce32" table:formula="of:=[.V37]" office:value-type="percentage" office:value="0.5757" calcext:value-type="percentage">
            <text:p>57.57%</text:p>
          </table:table-cell>
          <table:table-cell table:style-name="ce16" table:formula="of:=[.T55]" office:value-type="percentage" office:value="0.0398" calcext:value-type="percentage">
            <text:p>3.98%</text:p>
          </table:table-cell>
          <table:table-cell table:style-name="ce16" table:formula="of:=[.U55]" office:value-type="percentage" office:value="0.0382" calcext:value-type="percentage">
            <text:p>3.82%</text:p>
          </table:table-cell>
          <table:table-cell table:style-name="ce18" table:formula="of:=[.V55]" office:value-type="percentage" office:value="1" calcext:value-type="percentage">
            <text:p>100.00%</text:p>
          </table:table-cell>
          <table:table-cell table:style-name="ce32" table:formula="of:=[.T73]" office:value-type="percentage" office:value="0.9392" calcext:value-type="percentage">
            <text:p>93.92%</text:p>
          </table:table-cell>
          <table:table-cell table:style-name="ce32" table:formula="of:=[.U73]" office:value-type="percentage" office:value="0.8425" calcext:value-type="percentage">
            <text:p>84.25%</text:p>
          </table:table-cell>
          <table:table-cell table:style-name="ce32" table:formula="of:=[.V73]" office:value-type="percentage" office:value="0.6505" calcext:value-type="percentage">
            <text:p>65.05%</text:p>
          </table:table-cell>
          <table:table-cell table:style-name="ce39" table:formula="of:=AVERAGE([.Z67];[.AC67];[.AF67];[.AI67])" office:value-type="percentage" office:value="0.3157" calcext:value-type="percentage">
            <text:p>31.57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office:value-type="string" calcext:value-type="string">
            <text:p>Raw-Features-IF</text:p>
          </table:table-cell>
          <table:table-cell table:style-name="ce20" table:formula="of:=[.N20]" office:value-type="percentage" office:value="0.6251" calcext:value-type="percentage">
            <text:p>62.51%</text:p>
          </table:table-cell>
          <table:table-cell table:style-name="ce20" table:formula="of:=[.O20]" office:value-type="percentage" office:value="0.4648" calcext:value-type="percentage">
            <text:p>46.48%</text:p>
          </table:table-cell>
          <table:table-cell table:style-name="ce20" table:formula="of:=[.P20]" office:value-type="percentage" office:value="0.9495" calcext:value-type="percentage">
            <text:p>94.95%</text:p>
          </table:table-cell>
          <table:table-cell table:style-name="ce17" table:formula="of:=[.N38]" office:value-type="percentage" office:value="0.467" calcext:value-type="percentage">
            <text:p>46.70%</text:p>
          </table:table-cell>
          <table:table-cell table:style-name="ce17" table:formula="of:=[.O38]" office:value-type="percentage" office:value="0.4336" calcext:value-type="percentage">
            <text:p>43.36%</text:p>
          </table:table-cell>
          <table:table-cell table:style-name="ce14" table:formula="of:=[.P38]" office:value-type="percentage" office:value="0.8664" calcext:value-type="percentage">
            <text:p>86.64%</text:p>
          </table:table-cell>
          <table:table-cell table:style-name="ce17" table:formula="of:=[.N56]" office:value-type="percentage" office:value="0.9426" calcext:value-type="percentage">
            <text:p>94.26%</text:p>
          </table:table-cell>
          <table:table-cell table:style-name="ce17" table:formula="of:=[.O56]" office:value-type="percentage" office:value="0.508" calcext:value-type="percentage">
            <text:p>50.80%</text:p>
          </table:table-cell>
          <table:table-cell table:style-name="ce17" table:formula="of:=[.P56]" office:value-type="percentage" office:value="0.0345" calcext:value-type="percentage">
            <text:p>3.45%</text:p>
          </table:table-cell>
          <table:table-cell table:style-name="ce17" table:formula="of:=[.N74]" office:value-type="percentage" office:value="0.9387" calcext:value-type="percentage">
            <text:p>93.87%</text:p>
          </table:table-cell>
          <table:table-cell table:style-name="ce17" table:formula="of:=[.O74]" office:value-type="percentage" office:value="0.8497" calcext:value-type="percentage">
            <text:p>84.97%</text:p>
          </table:table-cell>
          <table:table-cell table:style-name="ce17" table:formula="of:=[.P74]" office:value-type="percentage" office:value="0.7079" calcext:value-type="percentage">
            <text:p>70.79%</text:p>
          </table:table-cell>
          <table:table-cell table:style-name="ce35" table:formula="of:=AVERAGE([.Z68];[.AC68];[.AF68];[.AI68])" office:value-type="percentage" office:value="0.564025" calcext:value-type="percentage">
            <text:p>56.40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4.8% contamination).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<text:span text:style-name="T1">NF-CSE-CIC-IDS2018-v3 (14.8% contamination) train and NF-CSE-CIC-IDS2018-v2 test</text:span>.</text:p>
          </table:table-cell>
          <table:table-cell table:style-name="Default" table:number-columns-repeated="8"/>
          <table:table-cell/>
          <table:table-cell table:style-name="ce12" office:value-type="string" calcext:value-type="string">
            <text:p>Anomal-E-IF</text:p>
          </table:table-cell>
          <table:table-cell table:style-name="ce19" table:formula="of:=[.Q20]" office:value-type="percentage" office:value="0.9999" calcext:value-type="percentage">
            <text:p>99.99%</text:p>
          </table:table-cell>
          <table:table-cell table:style-name="ce19" table:formula="of:=[.R20]" office:value-type="percentage" office:value="0.9992" calcext:value-type="percentage">
            <text:p>99.92%</text:p>
          </table:table-cell>
          <table:table-cell table:style-name="ce19" table:formula="of:=[.S20]" office:value-type="percentage" office:value="1" calcext:value-type="percentage">
            <text:p>100.00%</text:p>
          </table:table-cell>
          <table:table-cell table:style-name="ce19" table:formula="of:=[.Q38]" office:value-type="percentage" office:value="0.8679" calcext:value-type="percentage">
            <text:p>86.79%</text:p>
          </table:table-cell>
          <table:table-cell table:style-name="ce19" table:formula="of:=[.R38]" office:value-type="percentage" office:value="0.4649" calcext:value-type="percentage">
            <text:p>46.49%</text:p>
          </table:table-cell>
          <table:table-cell table:style-name="ce34" table:formula="of:=[.S38]" office:value-type="percentage" office:value="0.0003" calcext:value-type="percentage">
            <text:p>0.03%</text:p>
          </table:table-cell>
          <table:table-cell table:style-name="ce34" table:formula="of:=[.Q56]" office:value-type="percentage" office:value="0.9642" calcext:value-type="percentage">
            <text:p>96.42%</text:p>
          </table:table-cell>
          <table:table-cell table:style-name="ce34" table:formula="of:=[.R56]" office:value-type="percentage" office:value="0.4899" calcext:value-type="percentage">
            <text:p>48.99%</text:p>
          </table:table-cell>
          <table:table-cell table:style-name="ce34" table:formula="of:=[.S56]" office:value-type="percentage" office:value="0" calcext:value-type="percentage">
            <text:p>0.00%</text:p>
          </table:table-cell>
          <table:table-cell table:style-name="ce34" table:formula="of:=[.Q74]" office:value-type="percentage" office:value="0.9808" calcext:value-type="percentage">
            <text:p>98.08%</text:p>
          </table:table-cell>
          <table:table-cell table:style-name="ce34" table:formula="of:=[.R74]" office:value-type="percentage" office:value="0.9533" calcext:value-type="percentage">
            <text:p>95.33%</text:p>
          </table:table-cell>
          <table:table-cell table:style-name="ce34" table:formula="of:=[.S74]" office:value-type="percentage" office:value="0.8852" calcext:value-type="percentage">
            <text:p>88.52%</text:p>
          </table:table-cell>
          <table:table-cell table:style-name="ce39" table:formula="of:=AVERAGE([.Z69];[.AC69];[.AF69];[.AI69])" office:value-type="percentage" office:value="0.726825" calcext:value-type="percentage">
            <text:p>72.68%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ce13" office:value-type="string" calcext:value-type="string">
            <text:p><text:span text:style-name="T1">Multimodal-</text:span>Anomal-E-IF</text:p>
          </table:table-cell>
          <table:table-cell table:style-name="ce32" table:formula="of:=[.T20]" office:value-type="percentage" office:value="0.9998" calcext:value-type="percentage">
            <text:p>99.98%</text:p>
          </table:table-cell>
          <table:table-cell table:style-name="ce32" table:formula="of:=[.U20]" office:value-type="percentage" office:value="0.9987" calcext:value-type="percentage">
            <text:p>99.87%</text:p>
          </table:table-cell>
          <table:table-cell table:style-name="ce32" table:formula="of:=[.V20]" office:value-type="percentage" office:value="0.9983" calcext:value-type="percentage">
            <text:p>99.83%</text:p>
          </table:table-cell>
          <table:table-cell table:style-name="ce32" table:formula="of:=[.T38]" office:value-type="percentage" office:value="0.7849" calcext:value-type="percentage">
            <text:p>78.49%</text:p>
          </table:table-cell>
          <table:table-cell table:style-name="ce32" table:formula="of:=[.U38]" office:value-type="percentage" office:value="0.4426" calcext:value-type="percentage">
            <text:p>44.26%</text:p>
          </table:table-cell>
          <table:table-cell table:style-name="ce32" table:formula="of:=[.V38]" office:value-type="percentage" office:value="0.0049" calcext:value-type="percentage">
            <text:p>0.49%</text:p>
          </table:table-cell>
          <table:table-cell table:style-name="ce18" table:formula="of:=[.T56]" office:value-type="percentage" office:value="0.971" calcext:value-type="percentage">
            <text:p>97.10%</text:p>
          </table:table-cell>
          <table:table-cell table:style-name="ce18" table:formula="of:=[.U56]" office:value-type="percentage" office:value="0.7689" calcext:value-type="percentage">
            <text:p>76.89%</text:p>
          </table:table-cell>
          <table:table-cell table:style-name="ce18" table:formula="of:=[.V56]" office:value-type="percentage" office:value="0.4501" calcext:value-type="percentage">
            <text:p>45.01%</text:p>
          </table:table-cell>
          <table:table-cell table:style-name="ce18" table:formula="of:=[.T74]" office:value-type="percentage" office:value="0.9827" calcext:value-type="percentage">
            <text:p>98.27%</text:p>
          </table:table-cell>
          <table:table-cell table:style-name="ce18" table:formula="of:=[.U74]" office:value-type="percentage" office:value="0.9573" calcext:value-type="percentage">
            <text:p>95.73%</text:p>
          </table:table-cell>
          <table:table-cell table:style-name="ce18" table:formula="of:=[.V74]" office:value-type="percentage" office:value="0.8853" calcext:value-type="percentage">
            <text:p>88.53%</text:p>
          </table:table-cell>
          <table:table-cell table:style-name="ce41" table:formula="of:=AVERAGE([.Z70];[.AC70];[.AF70];[.AI70])" office:value-type="percentage" office:value="0.791875" calcext:value-type="percentage">
            <text:p>79.19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/>
          <table:table-cell office:value-type="string" calcext:value-type="string">
            <text:p>Raw-Features-CBLOF</text:p>
          </table:table-cell>
          <table:table-cell table:style-name="ce20" table:formula="of:=[.N21]" office:value-type="percentage" office:value="0.9325" calcext:value-type="percentage">
            <text:p>93.25%</text:p>
          </table:table-cell>
          <table:table-cell table:style-name="ce20" table:formula="of:=[.O21]" office:value-type="percentage" office:value="0.7261" calcext:value-type="percentage">
            <text:p>72.61%</text:p>
          </table:table-cell>
          <table:table-cell table:style-name="ce20" table:formula="of:=[.P21]" office:value-type="percentage" office:value="0.7859" calcext:value-type="percentage">
            <text:p>78.59%</text:p>
          </table:table-cell>
          <table:table-cell table:style-name="ce14" table:formula="of:=[.N39]" office:value-type="percentage" office:value="0.7311" calcext:value-type="percentage">
            <text:p>73.11%</text:p>
          </table:table-cell>
          <table:table-cell table:style-name="ce14" table:formula="of:=[.O39]" office:value-type="percentage" office:value="0.4876" calcext:value-type="percentage">
            <text:p>48.76%</text:p>
          </table:table-cell>
          <table:table-cell table:style-name="ce20" table:formula="of:=[.P39]" office:value-type="percentage" office:value="0.1615" calcext:value-type="percentage">
            <text:p>16.15%</text:p>
          </table:table-cell>
          <table:table-cell table:style-name="ce14" table:formula="of:=[.N57]" office:value-type="percentage" office:value="0.9538" calcext:value-type="percentage">
            <text:p>95.38%</text:p>
          </table:table-cell>
          <table:table-cell table:style-name="ce14" table:formula="of:=[.O57]" office:value-type="percentage" office:value="0.7153" calcext:value-type="percentage">
            <text:p>71.53%</text:p>
          </table:table-cell>
          <table:table-cell table:style-name="ce20" table:formula="of:=[.P57]" office:value-type="percentage" office:value="0.4841" calcext:value-type="percentage">
            <text:p>48.41%</text:p>
          </table:table-cell>
          <table:table-cell table:style-name="ce20" table:formula="of:=[.N75]" office:value-type="percentage" office:value="0.9538" calcext:value-type="percentage">
            <text:p>95.38%</text:p>
          </table:table-cell>
          <table:table-cell table:style-name="ce20" table:formula="of:=[.O75]" office:value-type="percentage" office:value="0.8911" calcext:value-type="percentage">
            <text:p>89.11%</text:p>
          </table:table-cell>
          <table:table-cell table:style-name="ce20" table:formula="of:=[.P75]" office:value-type="percentage" office:value="0.8157" calcext:value-type="percentage">
            <text:p>81.57%</text:p>
          </table:table-cell>
          <table:table-cell table:style-name="ce44" table:formula="of:=AVERAGE([.Z71];[.AC71];[.AF71];[.AI71])" office:value-type="percentage" office:value="0.705025" calcext:value-type="percentage">
            <text:p>70.5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2" office:value-type="string" calcext:value-type="string">
            <text:p>Anomal-E-CBLOF</text:p>
          </table:table-cell>
          <table:table-cell table:style-name="ce19" table:formula="of:=[.Q21]" office:value-type="percentage" office:value="0.9992" calcext:value-type="percentage">
            <text:p>99.92%</text:p>
          </table:table-cell>
          <table:table-cell table:style-name="ce19" table:formula="of:=[.R21]" office:value-type="percentage" office:value="0.995" calcext:value-type="percentage">
            <text:p>99.50%</text:p>
          </table:table-cell>
          <table:table-cell table:style-name="ce19" table:formula="of:=[.S21]" office:value-type="percentage" office:value="1" calcext:value-type="percentage">
            <text:p>100.00%</text:p>
          </table:table-cell>
          <table:table-cell table:style-name="ce34" table:formula="of:=[.Q39]" office:value-type="percentage" office:value="0.7123" calcext:value-type="percentage">
            <text:p>71.23%</text:p>
          </table:table-cell>
          <table:table-cell table:style-name="ce34" table:formula="of:=[.R39]" office:value-type="percentage" office:value="0.4171" calcext:value-type="percentage">
            <text:p>41.71%</text:p>
          </table:table-cell>
          <table:table-cell table:style-name="ce34" table:formula="of:=[.S39]" office:value-type="percentage" office:value="0.0026" calcext:value-type="percentage">
            <text:p>0.26%</text:p>
          </table:table-cell>
          <table:table-cell table:style-name="ce34" table:formula="of:=[.Q57]" office:value-type="percentage" office:value="0.0398" calcext:value-type="percentage">
            <text:p>3.98%</text:p>
          </table:table-cell>
          <table:table-cell table:style-name="ce34" table:formula="of:=[.R57]" office:value-type="percentage" office:value="0.0382" calcext:value-type="percentage">
            <text:p>3.82%</text:p>
          </table:table-cell>
          <table:table-cell table:formula="of:=[.S57]" office:value-type="percentage" office:value="1" calcext:value-type="percentage">
            <text:p>100.00%</text:p>
          </table:table-cell>
          <table:table-cell table:style-name="ce19" table:formula="of:=[.Q75]" office:value-type="percentage" office:value="0.9822" calcext:value-type="percentage">
            <text:p>98.22%</text:p>
          </table:table-cell>
          <table:table-cell table:style-name="ce19" table:formula="of:=[.R75]" office:value-type="percentage" office:value="0.956" calcext:value-type="percentage">
            <text:p>95.60%</text:p>
          </table:table-cell>
          <table:table-cell table:style-name="ce34" table:formula="of:=[.S75]" office:value-type="percentage" office:value="0.8764" calcext:value-type="percentage">
            <text:p>87.64%</text:p>
          </table:table-cell>
          <table:table-cell table:style-name="ce39" table:formula="of:=AVERAGE([.Z72];[.AC72];[.AF72];[.AI72])" office:value-type="percentage" office:value="0.601575" calcext:value-type="percentage">
            <text:p>60.16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72" calcext:value-type="percentage">
            <text:p>79.72%</text:p>
          </table:table-cell>
          <table:table-cell office:value-type="percentage" office:value="0.5006" calcext:value-type="percentage">
            <text:p>50.06%</text:p>
          </table:table-cell>
          <table:table-cell office:value-type="percentage" office:value="0.1026" calcext:value-type="percentage">
            <text:p>10.26%</text:p>
          </table:table-cell>
          <table:table-cell office:value-type="percentage" office:value="0.8285" calcext:value-type="percentage">
            <text:p>82.85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838" calcext:value-type="percentage">
            <text:p>83.80%</text:p>
          </table:table-cell>
          <table:table-cell office:value-type="percentage" office:value="0.485" calcext:value-type="percentage">
            <text:p>48.50%</text:p>
          </table:table-cell>
          <table:table-cell office:value-type="percentage" office:value="0.0389" calcext:value-type="percentage">
            <text:p>3.8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39" calcext:value-type="percentage">
            <text:p>93.90%</text:p>
          </table:table-cell>
          <table:table-cell office:value-type="percentage" office:value="0.8543" calcext:value-type="percentage">
            <text:p>85.43%</text:p>
          </table:table-cell>
          <table:table-cell office:value-type="percentage" office:value="0.7389" calcext:value-type="percentage">
            <text:p>73.89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9" calcext:value-type="percentage">
            <text:p>95.99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392" calcext:value-type="percentage">
            <text:p>93.9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505" calcext:value-type="percentage">
            <text:p>65.05%</text:p>
          </table:table-cell>
          <table:table-cell/>
          <table:table-cell table:style-name="ce13" office:value-type="string" calcext:value-type="string">
            <text:p><text:span text:style-name="T1">Multimodal-</text:span>Anomal-E-CBLOF</text:p>
          </table:table-cell>
          <table:table-cell table:style-name="ce16" table:formula="of:=[.T21]" office:value-type="percentage" office:value="0.9653" calcext:value-type="percentage">
            <text:p>96.53%</text:p>
          </table:table-cell>
          <table:table-cell table:style-name="ce16" table:formula="of:=[.U21]" office:value-type="percentage" office:value="0.7589" calcext:value-type="percentage">
            <text:p>75.89%</text:p>
          </table:table-cell>
          <table:table-cell table:style-name="ce16" table:formula="of:=[.V21]" office:value-type="percentage" office:value="0.4888" calcext:value-type="percentage">
            <text:p>48.88%</text:p>
          </table:table-cell>
          <table:table-cell table:style-name="ce16" table:formula="of:=[.T39]" office:value-type="percentage" office:value="0.4691" calcext:value-type="percentage">
            <text:p>46.91%</text:p>
          </table:table-cell>
          <table:table-cell table:style-name="ce16" table:formula="of:=[.U39]" office:value-type="percentage" office:value="0.354" calcext:value-type="percentage">
            <text:p>35.40%</text:p>
          </table:table-cell>
          <table:table-cell table:style-name="ce18" table:formula="of:=[.V39]" office:value-type="percentage" office:value="0.1813" calcext:value-type="percentage">
            <text:p>18.13%</text:p>
          </table:table-cell>
          <table:table-cell table:style-name="ce16" table:formula="of:=[.T57]" office:value-type="percentage" office:value="0.925" calcext:value-type="percentage">
            <text:p>92.50%</text:p>
          </table:table-cell>
          <table:table-cell table:style-name="ce16" table:formula="of:=[.U57]" office:value-type="percentage" office:value="0.5063" calcext:value-type="percentage">
            <text:p>50.63%</text:p>
          </table:table-cell>
          <table:table-cell table:style-name="ce16" table:formula="of:=[.V57]" office:value-type="percentage" office:value="0.0514" calcext:value-type="percentage">
            <text:p>5.14%</text:p>
          </table:table-cell>
          <table:table-cell table:style-name="ce16" table:formula="of:=[.T75]" office:value-type="percentage" office:value="0.9626" calcext:value-type="percentage">
            <text:p>96.26%</text:p>
          </table:table-cell>
          <table:table-cell table:style-name="ce16" table:formula="of:=[.U75]" office:value-type="percentage" office:value="0.9146" calcext:value-type="percentage">
            <text:p>91.46%</text:p>
          </table:table-cell>
          <table:table-cell table:style-name="ce18" table:formula="of:=[.V75]" office:value-type="percentage" office:value="0.8895" calcext:value-type="percentage">
            <text:p>88.95%</text:p>
          </table:table-cell>
          <table:table-cell table:style-name="ce22" table:formula="of:=AVERAGE([.Z73];[.AC73];[.AF73];[.AI73])" office:value-type="percentage" office:value="0.63345" calcext:value-type="percentage">
            <text:p>63.35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0.5229" calcext:value-type="percentage">
            <text:p>52.29%</text:p>
          </table:table-cell>
          <table:table-cell office:value-type="percentage" office:value="0.2589" calcext:value-type="percentage">
            <text:p>25.8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8382" calcext:value-type="percentage">
            <text:p>83.82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87" calcext:value-type="percentage">
            <text:p>93.87%</text:p>
          </table:table-cell>
          <table:table-cell office:value-type="percentage" office:value="0.8497" calcext:value-type="percentage">
            <text:p>84.97%</text:p>
          </table:table-cell>
          <table:table-cell office:value-type="percentage" office:value="0.7079" calcext:value-type="percentage">
            <text:p>70.79%</text:p>
          </table:table-cell>
          <table:table-cell office:value-type="percentage" office:value="0.9808" calcext:value-type="percentage">
            <text:p>98.08%</text:p>
          </table:table-cell>
          <table:table-cell office:value-type="percentage" office:value="0.9533" calcext:value-type="percentage">
            <text:p>95.33%</text:p>
          </table:table-cell>
          <table:table-cell office:value-type="percentage" office:value="0.8852" calcext:value-type="percentage">
            <text:p>88.52%</text:p>
          </table:table-cell>
          <table:table-cell office:value-type="percentage" office:value="0.9827" calcext:value-type="percentage">
            <text:p>98.27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853" calcext:value-type="percentage">
            <text:p>88.53%</text:p>
          </table:table-cell>
          <table:table-cell/>
          <table:table-cell office:value-type="string" calcext:value-type="string">
            <text:p>Raw-Features-HBOS</text:p>
          </table:table-cell>
          <table:table-cell table:style-name="ce14" table:formula="of:=[.N22]" office:value-type="percentage" office:value="0.5839" calcext:value-type="percentage">
            <text:p>58.39%</text:p>
          </table:table-cell>
          <table:table-cell table:style-name="ce14" table:formula="of:=[.O22]" office:value-type="percentage" office:value="0.4437" calcext:value-type="percentage">
            <text:p>44.37%</text:p>
          </table:table-cell>
          <table:table-cell table:style-name="ce20" table:formula="of:=[.P22]" office:value-type="percentage" office:value="0.9995" calcext:value-type="percentage">
            <text:p>99.95%</text:p>
          </table:table-cell>
          <table:table-cell table:style-name="ce17" table:formula="of:=[.N40]" office:value-type="percentage" office:value="0.4665" calcext:value-type="percentage">
            <text:p>46.65%</text:p>
          </table:table-cell>
          <table:table-cell table:style-name="ce14" table:formula="of:=[.O40]" office:value-type="percentage" office:value="0.4365" calcext:value-type="percentage">
            <text:p>43.65%</text:p>
          </table:table-cell>
          <table:table-cell table:style-name="ce14" table:formula="of:=[.P40]" office:value-type="percentage" office:value="0.9122" calcext:value-type="percentage">
            <text:p>91.22%</text:p>
          </table:table-cell>
          <table:table-cell table:style-name="ce14" table:formula="of:=[.N58]" office:value-type="percentage" office:value="0.9224" calcext:value-type="percentage">
            <text:p>92.24%</text:p>
          </table:table-cell>
          <table:table-cell table:style-name="ce14" table:formula="of:=[.O58]" office:value-type="percentage" office:value="0.5307" calcext:value-type="percentage">
            <text:p>53.07%</text:p>
          </table:table-cell>
          <table:table-cell table:style-name="ce17" table:formula="of:=[.P58]" office:value-type="percentage" office:value="0.1108" calcext:value-type="percentage">
            <text:p>11.08%</text:p>
          </table:table-cell>
          <table:table-cell table:style-name="ce17" table:formula="of:=[.N76]" office:value-type="percentage" office:value="0.9395" calcext:value-type="percentage">
            <text:p>93.95%</text:p>
          </table:table-cell>
          <table:table-cell table:style-name="ce17" table:formula="of:=[.O76]" office:value-type="percentage" office:value="0.8527" calcext:value-type="percentage">
            <text:p>85.27%</text:p>
          </table:table-cell>
          <table:table-cell table:style-name="ce17" table:formula="of:=[.P76]" office:value-type="percentage" office:value="0.7186" calcext:value-type="percentage">
            <text:p>71.86%</text:p>
          </table:table-cell>
          <table:table-cell table:style-name="ce44" table:formula="of:=AVERAGE([.Z74];[.AC74];[.AF74];[.AI74])" office:value-type="percentage" office:value="0.5659" calcext:value-type="percentage">
            <text:p>56.59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273" calcext:value-type="percentage">
            <text:p>82.73%</text:p>
          </table:table-cell>
          <table:table-cell office:value-type="percentage" office:value="0.6866" calcext:value-type="percentage">
            <text:p>68.66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8384" calcext:value-type="percentage">
            <text:p>83.84%</text:p>
          </table:table-cell>
          <table:table-cell office:value-type="percentage" office:value="0.4863" calcext:value-type="percentage">
            <text:p>48.63%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7461" calcext:value-type="percentage">
            <text:p>74.61%</text:p>
          </table:table-cell>
          <table:table-cell office:value-type="percentage" office:value="0.5419" calcext:value-type="percentage">
            <text:p>54.19%</text:p>
          </table:table-cell>
          <table:table-cell office:value-type="percentage" office:value="0.3025" calcext:value-type="percentage">
            <text:p>30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538" calcext:value-type="percentage">
            <text:p>95.38%</text:p>
          </table:table-cell>
          <table:table-cell office:value-type="percentage" office:value="0.8911" calcext:value-type="percentage">
            <text:p>89.11%</text:p>
          </table:table-cell>
          <table:table-cell office:value-type="percentage" office:value="0.8157" calcext:value-type="percentage">
            <text:p>81.57%</text:p>
          </table:table-cell>
          <table:table-cell office:value-type="percentage" office:value="0.9822" calcext:value-type="percentage">
            <text:p>98.22%</text:p>
          </table:table-cell>
          <table:table-cell office:value-type="percentage" office:value="0.956" calcext:value-type="percentage">
            <text:p>95.60%</text:p>
          </table:table-cell>
          <table:table-cell office:value-type="percentage" office:value="0.8764" calcext:value-type="percentage">
            <text:p>87.64%</text:p>
          </table:table-cell>
          <table:table-cell office:value-type="percentage" office:value="0.9626" calcext:value-type="percentage">
            <text:p>96.26%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8895" calcext:value-type="percentage">
            <text:p>88.95%</text:p>
          </table:table-cell>
          <table:table-cell/>
          <table:table-cell table:style-name="ce12" office:value-type="string" calcext:value-type="string">
            <text:p>Anomal-E-HBOS</text:p>
          </table:table-cell>
          <table:table-cell table:style-name="ce15" table:formula="of:=[.Q22]" office:value-type="percentage" office:value="0.041" calcext:value-type="percentage">
            <text:p>4.10%</text:p>
          </table:table-cell>
          <table:table-cell table:style-name="ce15" table:formula="of:=[.R22]" office:value-type="percentage" office:value="0.0394" calcext:value-type="percentage">
            <text:p>3.94%</text:p>
          </table:table-cell>
          <table:table-cell table:style-name="ce19" table:formula="of:=[.S22]" office:value-type="percentage" office:value="1" calcext:value-type="percentage">
            <text:p>100.00%</text:p>
          </table:table-cell>
          <table:table-cell table:style-name="ce19" table:formula="of:=[.Q40]" office:value-type="percentage" office:value="0.4938" calcext:value-type="percentage">
            <text:p>49.38%</text:p>
          </table:table-cell>
          <table:table-cell table:style-name="ce34" table:formula="of:=[.R40]" office:value-type="percentage" office:value="0.3407" calcext:value-type="percentage">
            <text:p>34.07%</text:p>
          </table:table-cell>
          <table:table-cell table:style-name="ce34" table:formula="of:=[.S40]" office:value-type="percentage" office:value="0.0459" calcext:value-type="percentage">
            <text:p>4.59%</text:p>
          </table:table-cell>
          <table:table-cell table:style-name="ce34" table:formula="of:=[.Q58]" office:value-type="percentage" office:value="0.0398" calcext:value-type="percentage">
            <text:p>3.98%</text:p>
          </table:table-cell>
          <table:table-cell table:style-name="ce34" table:formula="of:=[.R58]" office:value-type="percentage" office:value="0.0382" calcext:value-type="percentage">
            <text:p>3.82%</text:p>
          </table:table-cell>
          <table:table-cell table:formula="of:=[.S58]" office:value-type="percentage" office:value="1" calcext:value-type="percentage">
            <text:p>100.00%</text:p>
          </table:table-cell>
          <table:table-cell table:style-name="ce15" table:formula="of:=[.Q76]" office:value-type="percentage" office:value="0.9831" calcext:value-type="percentage">
            <text:p>98.31%</text:p>
          </table:table-cell>
          <table:table-cell table:style-name="ce15" table:formula="of:=[.R76]" office:value-type="percentage" office:value="0.9582" calcext:value-type="percentage">
            <text:p>95.82%</text:p>
          </table:table-cell>
          <table:table-cell table:style-name="ce19" table:formula="of:=[.S76]" office:value-type="percentage" office:value="0.8853" calcext:value-type="percentage">
            <text:p>88.53%</text:p>
          </table:table-cell>
          <table:table-cell table:style-name="ce22" table:formula="of:=AVERAGE([.Z75];[.AC75];[.AF75];[.AI75])" office:value-type="percentage" office:value="0.344125" calcext:value-type="percentage">
            <text:p>34.41%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637" calcext:value-type="percentage">
            <text:p>76.37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833" calcext:value-type="percentage">
            <text:p>83.30%</text:p>
          </table:table-cell>
          <table:table-cell office:value-type="percentage" office:value="0.4841" calcext:value-type="percentage">
            <text:p>48.41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56" calcext:value-type="percentage">
            <text:p>48.56%</text:p>
          </table:table-cell>
          <table:table-cell office:value-type="percentage" office:value="0.0404" calcext:value-type="percentage">
            <text:p>4.04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95" calcext:value-type="percentage">
            <text:p>93.95%</text:p>
          </table:table-cell>
          <table:table-cell office:value-type="percentage" office:value="0.8527" calcext:value-type="percentage">
            <text:p>85.27%</text:p>
          </table:table-cell>
          <table:table-cell office:value-type="percentage" office:value="0.7186" calcext:value-type="percentage">
            <text:p>71.86%</text:p>
          </table:table-cell>
          <table:table-cell office:value-type="percentage" office:value="0.9831" calcext:value-type="percentage">
            <text:p>98.31%</text:p>
          </table:table-cell>
          <table:table-cell office:value-type="percentage" office:value="0.9582" calcext:value-type="percentage">
            <text:p>95.82%</text:p>
          </table:table-cell>
          <table:table-cell office:value-type="percentage" office:value="0.8853" calcext:value-type="percentage">
            <text:p>88.53%</text:p>
          </table:table-cell>
          <table:table-cell office:value-type="percentage" office:value="0.9838" calcext:value-type="percentage">
            <text:p>98.38%</text:p>
          </table:table-cell>
          <table:table-cell office:value-type="percentage" office:value="0.9598" calcext:value-type="percentage">
            <text:p>95.98%</text:p>
          </table:table-cell>
          <table:table-cell office:value-type="percentage" office:value="0.8853" calcext:value-type="percentage">
            <text:p>88.53%</text:p>
          </table:table-cell>
          <table:table-cell/>
          <table:table-cell table:style-name="ce13" office:value-type="string" calcext:value-type="string">
            <text:p><text:span text:style-name="T1">Multimodal-</text:span>Anomal-E-HBOS</text:p>
          </table:table-cell>
          <table:table-cell table:style-name="ce32" table:formula="of:=[.T22]" office:value-type="percentage" office:value="0.041" calcext:value-type="percentage">
            <text:p>4.10%</text:p>
          </table:table-cell>
          <table:table-cell table:style-name="ce32" table:formula="of:=[.U22]" office:value-type="percentage" office:value="0.0394" calcext:value-type="percentage">
            <text:p>3.94%</text:p>
          </table:table-cell>
          <table:table-cell table:style-name="ce18" table:formula="of:=[.V22]" office:value-type="percentage" office:value="1" calcext:value-type="percentage">
            <text:p>100.00%</text:p>
          </table:table-cell>
          <table:table-cell table:style-name="ce32" table:formula="of:=[.T40]" office:value-type="percentage" office:value="0.4365" calcext:value-type="percentage">
            <text:p>43.65%</text:p>
          </table:table-cell>
          <table:table-cell table:style-name="ce32" table:formula="of:=[.U40]" office:value-type="percentage" office:value="0.3467" calcext:value-type="percentage">
            <text:p>34.67%</text:p>
          </table:table-cell>
          <table:table-cell table:style-name="ce32" table:formula="of:=[.V40]" office:value-type="percentage" office:value="0.2536" calcext:value-type="percentage">
            <text:p>25.36%</text:p>
          </table:table-cell>
          <table:table-cell table:style-name="ce32" table:formula="of:=[.T58]" office:value-type="percentage" office:value="0.0398" calcext:value-type="percentage">
            <text:p>3.98%</text:p>
          </table:table-cell>
          <table:table-cell table:style-name="ce32" table:formula="of:=[.U58]" office:value-type="percentage" office:value="0.0382" calcext:value-type="percentage">
            <text:p>3.82%</text:p>
          </table:table-cell>
          <table:table-cell table:style-name="ce18" table:formula="of:=[.V58]" office:value-type="percentage" office:value="1" calcext:value-type="percentage">
            <text:p>100.00%</text:p>
          </table:table-cell>
          <table:table-cell table:style-name="ce18" table:formula="of:=[.T76]" office:value-type="percentage" office:value="0.9838" calcext:value-type="percentage">
            <text:p>98.38%</text:p>
          </table:table-cell>
          <table:table-cell table:style-name="ce18" table:formula="of:=[.U76]" office:value-type="percentage" office:value="0.9598" calcext:value-type="percentage">
            <text:p>95.98%</text:p>
          </table:table-cell>
          <table:table-cell table:style-name="ce18" table:formula="of:=[.V76]" office:value-type="percentage" office:value="0.8853" calcext:value-type="percentage">
            <text:p>88.53%</text:p>
          </table:table-cell>
          <table:table-cell table:style-name="ce45" table:formula="of:=AVERAGE([.Z76];[.AC76];[.AF76];[.AI76])" office:value-type="percentage" office:value="0.346025" calcext:value-type="percentage">
            <text:p>34.6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2:44:42.072840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05T12:46:25.208410757</dc:date>
    <meta:editing-duration>PT16H37M20S</meta:editing-duration>
    <meta:editing-cycles>221</meta:editing-cycles>
    <meta:generator>LibreOffice/25.2.3.2$Linux_X86_64 LibreOffice_project/520$Build-2</meta:generator>
    <meta:document-statistic meta:table-count="1" meta:cell-count="1613" meta:object-count="0"/>
  </office:meta>
</office:document-meta>
</file>